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Basic/Standard/Language.xml"/>
  <manifest:file-entry manifest:media-type="text/xml" manifest:full-path="Basic/Standard/ModuleBudget.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WT UI" svg:font-family="'Andale WT UI', 'MS Mincho', 'HG Mincho L', 'MS PGothic', 'Arial Unicode MS'"/>
    <style:font-face style:name="Simplified Arabic" svg:font-family="'Simplified Arabic', 'Andale WT UI', 'Arial Unicode M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5cm"/>
    </style:style>
    <style:style style:name="co3" style:family="table-column">
      <style:table-column-properties fo:break-before="auto" style:column-width="6.985cm"/>
    </style:style>
    <style:style style:name="co4" style:family="table-column">
      <style:table-column-properties fo:break-before="auto" style:column-width="2.267cm"/>
    </style:style>
    <style:style style:name="co5" style:family="table-column">
      <style:table-column-properties fo:break-before="auto" style:column-width="3.491cm"/>
    </style:style>
    <style:style style:name="co6" style:family="table-column">
      <style:table-column-properties fo:break-before="auto" style:column-width="3.75cm"/>
    </style:style>
    <style:style style:name="co7" style:family="table-column">
      <style:table-column-properties fo:break-before="auto" style:column-width="4.001cm"/>
    </style:style>
    <style:style style:name="ro1" style:family="table-row">
      <style:table-row-properties style:row-height="0.453cm" fo:break-before="auto" style:use-optimal-row-height="true"/>
    </style:style>
    <style:style style:name="ro2" style:family="table-row">
      <style:table-row-properties style:row-height="0.792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1.199cm" fo:break-before="auto" style:use-optimal-row-height="false"/>
    </style:style>
    <style:style style:name="ro6" style:family="table-row">
      <style:table-row-properties style:row-height="1cm" fo:break-before="auto" style:use-optimal-row-height="false"/>
    </style:style>
    <style:style style:name="ro7" style:family="table-row">
      <style:table-row-properties style:row-height="0.658cm" fo:break-before="auto" style:use-optimal-row-height="false"/>
    </style:style>
    <style:style style:name="ro8" style:family="table-row">
      <style:table-row-properties style:row-height="1.131cm" fo:break-before="auto" style:use-optimal-row-height="false"/>
    </style:style>
    <style:style style:name="ro9" style:family="table-row">
      <style:table-row-properties style:row-height="0.46cm" fo:break-before="auto" style:use-optimal-row-height="false"/>
    </style:style>
    <style:style style:name="ro10" style:family="table-row">
      <style:table-row-properties style:row-height="0.7cm" fo:break-before="auto" style:use-optimal-row-height="false"/>
    </style:style>
    <style:style style:name="ro11" style:family="table-row">
      <style:table-row-properties style:row-height="0.526cm" fo:break-before="auto" style:use-optimal-row-height="false"/>
    </style:style>
    <style:style style:name="ro12"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ta2" style:family="table" style:master-page-name="Report">
      <style:table-properties table:display="true" style:writing-mode="lr-tb"/>
    </style:style>
    <number:number-style style:name="N0">
      <number:number number:min-integer-digits="1"/>
    </number:number-style>
    <number:number-style style:name="N10000" number:language="de" number:country="DE">
      <number:number number:min-integer-digits="1"/>
    </number:number-style>
    <style:style style:name="ce1" style:family="table-cell" style:parent-style-name="Default">
      <style:table-cell-properties fo:border-bottom="none" fo:border-left="0.088cm solid #c0c0c0" fo:border-right="none" fo:border-top="0.088cm solid #c0c0c0"/>
    </style:style>
    <style:style style:name="ce2" style:family="table-cell" style:parent-style-name="Default">
      <style:table-cell-properties fo:border-bottom="none" fo:border-left="0.088cm solid #c0c0c0" fo:border-right="none" fo:border-top="none"/>
    </style:style>
    <style:style style:name="ce3" style:family="table-cell" style:parent-style-name="Default">
      <style:table-cell-properties fo:border-bottom="0.088cm solid #c0c0c0" fo:border-left="0.088cm solid #c0c0c0" fo:border-right="none" fo:border-top="none"/>
    </style:style>
    <style:style style:name="ce4" style:family="table-cell" style:parent-style-name="Default">
      <style:table-cell-properties fo:border-bottom="none" fo:border-left="none" fo:border-right="none" fo:border-top="0.088cm solid #c0c0c0"/>
    </style:style>
    <style:style style:name="ce5" style:family="table-cell" style:parent-style-name="Default">
      <style:table-cell-properties fo:border-bottom="0.088cm solid #c0c0c0" fo:border-left="none" fo:border-right="none" fo:border-top="none"/>
    </style:style>
    <style:style style:name="ce6" style:family="table-cell" style:parent-style-name="Default">
      <style:table-cell-properties fo:border-bottom="none" fo:border-left="none" fo:border-right="0.088cm solid #c0c0c0" fo:border-top="0.088cm solid #c0c0c0"/>
    </style:style>
    <style:style style:name="ce7" style:family="table-cell" style:parent-style-name="Default">
      <style:table-cell-properties fo:border-bottom="none" fo:border-left="none" fo:border-right="0.088cm solid #c0c0c0" fo:border-top="none"/>
    </style:style>
    <style:style style:name="ce8" style:family="table-cell" style:parent-style-name="Default">
      <style:table-cell-properties fo:border-bottom="0.088cm solid #c0c0c0" fo:border-left="none" fo:border-right="0.088cm solid #c0c0c0" fo:border-top="none"/>
    </style:style>
    <style:style style:name="ce9" style:family="table-cell" style:parent-style-name="Default" style:data-style-name="N10000"/>
    <style:style style:name="ce10" style:family="table-cell" style:parent-style-name="Default" style:data-style-name="N10000">
      <style:table-cell-properties fo:border-bottom="0.088cm solid #c0c0c0" fo:border-left="none" fo:border-right="none" fo:border-top="none"/>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Column_20_Header" style:data-style-name="N0">
      <style:table-cell-properties style:text-align-source="fix" style:repeat-content="false"/>
      <style:paragraph-properties fo:text-align="end"/>
    </style:style>
    <style:style style:name="ce13" style:family="table-cell" style:parent-style-name="Card_20_L">
      <style:text-properties fo:color="#000000" style:text-outline="false" style:text-line-through-style="none" style:font-name="Albany" fo:font-size="10pt" fo:font-style="normal" fo:text-shadow="none" style:text-underline-style="none" fo:font-weight="normal" style:text-underline-mode="continuous" style:text-line-through-mode="continuous" style:font-name-asian="Andale WT UI" style:font-size-asian="12pt" style:font-style-asian="normal" style:font-weight-asian="normal" style:font-name-complex="Simplified Arabic" style:font-size-complex="12pt" style:font-style-complex="normal" style:font-weight-complex="normal" style:text-emphasize="none" style:font-relief="none"/>
    </style:style>
    <style:style style:name="ce14" style:family="table-cell" style:parent-style-name="Column_20_Header" style:data-style-name="N0">
      <style:table-cell-properties style:text-align-source="fix" style:repeat-content="false"/>
      <style:paragraph-properties fo:text-align="end" fo:margin-left="0cm"/>
    </style:style>
    <style:style style:name="ce15" style:family="table-cell" style:parent-style-name="Card_20_L">
      <style:text-properties fo:color="#000000" style:text-outline="false" style:text-line-through-style="none" style:font-name="Albany" fo:font-size="10pt" fo:font-style="normal" fo:text-shadow="none" style:text-underline-style="none" fo:font-weight="normal"/>
    </style:style>
    <style:style style:name="P1" style:family="paragraph"/>
  </office:automatic-styles>
  <office:body>
    <office:spreadsheet>
      <table:table table:name="User Data" table:style-name="ta1" table:protected="true" table:print-ranges="'User Data'.C3:'User Data'.E22">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CmdGetUser" form:control-implementation="ooo:com.sun.star.form.component.CommandButton" form:id="control1" form:label="Copy User Data" office:target-frame="" xlink:href="" form:image-data="" form:delay-for-repeat="PT0.50S" form:image-position="top" form:image-alig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oduleBudget.GetUserData"/>
              </office:event-listeners>
            </form:button>
            <form:radio form:name="OptCar" form:control-implementation="ooo:com.sun.star.form.component.RadioButton" form:id="control2" form:label="Cash Purchase" form:current-selected="true" form:selected="true" form:value="1" form:image-position="center">
              <form:properties>
                <form:property form:property-name="DefaultControl" office:value-type="string" office:string-value="stardiv.one.form.control.RadioButton"/>
                <form:property form:property-name="SecondaryRefValue" office:value-type="string" office:string-value=""/>
              </form:properties>
              <office:event-listeners>
                <script:event-listener script:language="ooo:StarBasic" script:event-name="form:itemstatechange" script:macro-name="document:Standard.ModuleBudget.Car"/>
              </office:event-listeners>
            </form:radio>
            <form:radio form:name="OptCar" form:control-implementation="ooo:com.sun.star.form.component.RadioButton" form:id="control3" form:label="No Car" form:value="4" form:image-position="center">
              <form:properties>
                <form:property form:property-name="DefaultControl" office:value-type="string" office:string-value="stardiv.one.form.control.RadioButton"/>
                <form:property form:property-name="SecondaryRefValue" office:value-type="string" office:string-value=""/>
              </form:properties>
              <office:event-listeners>
                <script:event-listener script:language="ooo:StarBasic" script:event-name="form:itemstatechange" script:macro-name="document:Standard.ModuleBudget.Car"/>
              </office:event-listeners>
            </form:radio>
            <form:radio form:name="OptCar" form:control-implementation="ooo:com.sun.star.form.component.RadioButton" form:id="control4" form:label="Financed" form:value="2" form:image-position="center">
              <form:properties>
                <form:property form:property-name="DefaultControl" office:value-type="string" office:string-value="stardiv.one.form.control.RadioButton"/>
                <form:property form:property-name="SecondaryRefValue" office:value-type="string" office:string-value=""/>
              </form:properties>
              <office:event-listeners>
                <script:event-listener script:language="ooo:StarBasic" script:event-name="form:itemstatechange" script:macro-name="document:Standard.ModuleBudget.Car"/>
              </office:event-listeners>
            </form:radio>
            <form:radio form:name="OptCar" form:control-implementation="ooo:com.sun.star.form.component.RadioButton" form:id="control5" form:label="Leased" form:value="3" form:image-position="center">
              <form:properties>
                <form:property form:property-name="DefaultControl" office:value-type="string" office:string-value="stardiv.one.form.control.RadioButton"/>
                <form:property form:property-name="SecondaryRefValue" office:value-type="string" office:string-value=""/>
              </form:properties>
              <office:event-listeners>
                <script:event-listener script:language="ooo:StarBasic" script:event-name="form:itemstatechange" script:macro-name="document:Standard.ModuleBudget.Car"/>
              </office:event-listeners>
            </form:radio>
            <form:radio form:name="OptHousing" form:control-implementation="ooo:com.sun.star.form.component.RadioButton" form:id="control6" form:label="Rented" form:value="1" form:image-position="center">
              <form:properties>
                <form:property form:property-name="DefaultControl" office:value-type="string" office:string-value="stardiv.one.form.control.RadioButton"/>
                <form:property form:property-name="SecondaryRefValue" office:value-type="string" office:string-value=""/>
              </form:properties>
              <office:event-listeners>
                <script:event-listener script:language="ooo:StarBasic" script:event-name="form:itemstatechange" script:macro-name="document:Standard.ModuleBudget.Housing"/>
              </office:event-listeners>
            </form:radio>
            <form:radio form:name="OptHousing" form:control-implementation="ooo:com.sun.star.form.component.RadioButton" form:id="control7" form:label="Owned" form:current-selected="true" form:selected="true" form:value="2" form:image-position="center">
              <form:properties>
                <form:property form:property-name="DefaultControl" office:value-type="string" office:string-value="stardiv.one.form.control.RadioButton"/>
                <form:property form:property-name="SecondaryRefValue" office:value-type="string" office:string-value=""/>
              </form:properties>
              <office:event-listeners>
                <script:event-listener script:language="ooo:StarBasic" script:event-name="form:itemstatechange" script:macro-name="document:Standard.ModuleBudget.Housing"/>
              </office:event-listeners>
            </form:radio>
          </form:form>
        </office:forms>
        <table:table-column table:style-name="co1" table:number-columns-repeated="2" table:default-cell-style-name="Background"/>
        <table:table-column table:style-name="co2" table:default-cell-style-name="Background"/>
        <table:table-column table:style-name="co3" table:default-cell-style-name="Background"/>
        <table:table-column table:style-name="co1" table:number-columns-repeated="2" table:default-cell-style-name="Background"/>
        <table:table-column table:style-name="co4" table:default-cell-style-name="Background"/>
        <table:table-column table:style-name="co5" table:default-cell-style-name="Background"/>
        <table:table-column table:style-name="co4" table:number-columns-repeated="248" table:default-cell-style-name="Background"/>
        <table:table-row table:style-name="ro1">
          <table:table-cell table:number-columns-repeated="256"/>
        </table:table-row>
        <table:table-row table:style-name="ro1">
          <table:table-cell/>
          <table:table-cell table:style-name="ce1"/>
          <table:table-cell table:style-name="ce4" table:number-columns-repeated="3"/>
          <table:table-cell table:style-name="ce6"/>
          <table:table-cell table:number-columns-repeated="250"/>
        </table:table-row>
        <table:table-row table:style-name="ro2">
          <table:table-cell/>
          <table:table-cell table:style-name="ce2"/>
          <table:table-cell table:style-name="Heading" office:value-type="string" table:number-columns-spanned="3" table:number-rows-spanned="1">
            <text:p>User Data</text:p>
          </table:table-cell>
          <table:covered-table-cell table:number-columns-repeated="2" table:style-name="Default"/>
          <table:table-cell table:style-name="ce7"/>
          <table:table-cell table:number-columns-repeated="250"/>
        </table:table-row>
        <table:table-row table:style-name="ro3">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Personal Information</text:p>
          </table:table-cell>
          <table:table-cell table:style-name="Default" table:number-columns-repeated="2"/>
          <table:table-cell table:style-name="ce7"/>
          <table:table-cell table:number-columns-repeated="250"/>
        </table:table-row>
        <table:table-row table:style-name="ro3">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Name</text:p>
          </table:table-cell>
          <table:table-cell table:style-name="Input"/>
          <table:table-cell table:style-name="Card_20_R"/>
          <table:table-cell table:style-name="ce7"/>
          <table:table-cell table:number-columns-repeated="250"/>
        </table:table-row>
        <table:table-row table:style-name="ro3">
          <table:table-cell/>
          <table:table-cell table:style-name="ce2"/>
          <table:table-cell table:style-name="Card_20_L" office:value-type="string">
            <text:p>Address</text:p>
          </table:table-cell>
          <table:table-cell table:style-name="Input"/>
          <table:table-cell table:style-name="Card_20_R"/>
          <table:table-cell table:style-name="ce7"/>
          <table:table-cell table:number-columns-repeated="250"/>
        </table:table-row>
        <table:table-row table:style-name="ro3">
          <table:table-cell/>
          <table:table-cell table:style-name="ce2"/>
          <table:table-cell table:style-name="Card_20_L"/>
          <table:table-cell table:style-name="Input"/>
          <table:table-cell table:style-name="Card_20_R"/>
          <table:table-cell table:style-name="ce7"/>
          <table:table-cell table:number-columns-repeated="250"/>
        </table:table-row>
        <table:table-row table:style-name="ro5">
          <table:table-cell/>
          <table:table-cell table:style-name="ce2"/>
          <table:table-cell table:style-name="Card_20_BL"/>
          <table:table-cell table:style-name="Card_20_B">
            <draw:control table:end-cell-address="'User Data'.D10" table:end-x="5.239cm" table:end-y="0.934cm" draw:z-index="0" draw:text-style-name="P1" svg:width="5.011cm" svg:height="0.64cm" svg:x="0.227cm" svg:y="0.293cm" draw:control="control1"/>
          </table:table-cell>
          <table:table-cell table:style-name="Card_20_BR"/>
          <table:table-cell table:style-name="ce7"/>
          <table:table-cell table:number-columns-repeated="250"/>
        </table:table-row>
        <table:table-row table:style-name="ro6">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Other Earners</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Partner</text:p>
          </table:table-cell>
          <table:table-cell table:style-name="Input"/>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6">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Additional Details</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7">
          <table:table-cell/>
          <table:table-cell table:style-name="ce2"/>
          <table:table-cell table:style-name="Card_20_L" office:value-type="string">
            <text:p>Housing</text:p>
          </table:table-cell>
          <table:table-cell table:style-name="Input">
            <draw:control table:end-cell-address="'User Data'.D19" table:end-x="3.836cm" table:end-y="0.557cm" draw:z-index="5" draw:text-style-name="P1" svg:width="3.608cm" svg:height="0.4cm" svg:x="0.227cm" svg:y="0.156cm" draw:control="control6"/>
            <draw:control table:end-cell-address="'User Data'.E20" table:end-x="0.07cm" table:end-y="0.03cm" draw:z-index="6" draw:text-style-name="P1" svg:width="3cm" svg:height="0.528cm" svg:x="4.028cm" svg:y="0.156cm" draw:control="control7"/>
          </table:table-cell>
          <table:table-cell table:style-name="Card_20_R"/>
          <table:table-cell table:style-name="ce7"/>
          <table:table-cell table:number-columns-repeated="250"/>
        </table:table-row>
        <table:table-row table:style-name="ro1">
          <table:table-cell/>
          <table:table-cell table:style-name="ce2"/>
          <table:table-cell table:style-name="Card_20_L"/>
          <table:table-cell table:style-name="Card"/>
          <table:table-cell table:style-name="Card_20_R"/>
          <table:table-cell table:style-name="ce7"/>
          <table:table-cell table:number-columns-repeated="250"/>
        </table:table-row>
        <table:table-row table:style-name="ro8">
          <table:table-cell/>
          <table:table-cell table:style-name="ce2"/>
          <table:table-cell table:style-name="Card_20_L" office:value-type="string">
            <text:p>Car</text:p>
          </table:table-cell>
          <table:table-cell table:style-name="Input">
            <draw:control table:end-cell-address="'User Data'.D21" table:end-x="3.752cm" table:end-y="0.596cm" draw:z-index="1" draw:text-style-name="P1" svg:width="3.524cm" svg:height="0.427cm" svg:x="0.227cm" svg:y="0.168cm" draw:control="control2"/>
            <draw:control table:end-cell-address="'User Data'.E21" table:end-x="0.07cm" table:end-y="1.07cm" draw:z-index="2" draw:text-style-name="P1" svg:width="3cm" svg:height="0.4cm" svg:x="4.028cm" svg:y="0.669cm" draw:control="control3"/>
            <draw:control table:end-cell-address="'User Data'.D21" table:end-x="3.891cm" table:end-y="1.07cm" draw:z-index="3" draw:text-style-name="P1" svg:width="3.663cm" svg:height="0.4cm" svg:x="0.227cm" svg:y="0.669cm" draw:control="control4"/>
            <draw:control table:end-cell-address="'User Data'.E21" table:end-x="0.07cm" table:end-y="0.649cm" draw:z-index="4" draw:text-style-name="P1" svg:width="3cm" svg:height="0.48cm" svg:x="4.028cm" svg:y="0.168cm" draw:control="control5"/>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
          <table:table-cell/>
          <table:table-cell table:style-name="ce3"/>
          <table:table-cell table:style-name="ce5" table:number-columns-repeated="3"/>
          <table:table-cell table:style-name="ce8"/>
          <table:table-cell table:number-columns-repeated="250"/>
        </table:table-row>
        <table:table-row table:style-name="ro1" table:number-rows-repeated="65512">
          <table:table-cell table:number-columns-repeated="256"/>
        </table:table-row>
        <table:table-row table:style-name="ro1">
          <table:table-cell table:number-columns-repeated="256"/>
        </table:table-row>
      </table:table>
      <table:table table:name="Overview" table:style-name="ta2" table:protected="true" table:print-ranges="Overview.C3:Overview.K27">
        <table:table-column table:style-name="co1" table:number-columns-repeated="2" table:default-cell-style-name="Background"/>
        <table:table-column table:style-name="co2" table:default-cell-style-name="Background"/>
        <table:table-column table:style-name="co6" table:default-cell-style-name="Background"/>
        <table:table-column table:style-name="co1" table:number-columns-repeated="3" table:default-cell-style-name="Background"/>
        <table:table-column table:style-name="co7" table:default-cell-style-name="Background"/>
        <table:table-column table:style-name="co1" table:default-cell-style-name="Background"/>
        <table:table-column table:style-name="co6" table:default-cell-style-name="Background"/>
        <table:table-column table:style-name="co1" table:number-columns-repeated="2" table:default-cell-style-name="Background"/>
        <table:table-column table:style-name="co4" table:number-columns-repeated="244" table:default-cell-style-name="Background"/>
        <table:table-row table:style-name="ro1">
          <table:table-cell table:number-columns-repeated="256"/>
        </table:table-row>
        <table:table-row table:style-name="ro1">
          <table:table-cell/>
          <table:table-cell table:style-name="ce1"/>
          <table:table-cell table:style-name="ce4" table:number-columns-repeated="9"/>
          <table:table-cell table:style-name="ce6"/>
          <table:table-cell table:number-columns-repeated="244"/>
        </table:table-row>
        <table:table-row table:style-name="ro2">
          <table:table-cell/>
          <table:table-cell table:style-name="ce2"/>
          <table:table-cell table:style-name="Heading" office:value-type="string" table:number-columns-spanned="9" table:number-rows-spanned="1">
            <text:p>Income and Expenses Overview</text:p>
          </table:table-cell>
          <table:covered-table-cell table:number-columns-repeated="8" table:style-name="Default"/>
          <table:table-cell table:style-name="ce7"/>
          <table:table-cell table:number-columns-repeated="244"/>
        </table:table-row>
        <table:table-row table:style-name="ro1">
          <table:table-cell/>
          <table:table-cell table:style-name="ce2"/>
          <table:table-cell table:style-name="Default" table:number-columns-repeated="3"/>
          <table:table-cell table:style-name="ce9" table:number-columns-repeated="2"/>
          <table:table-cell table:style-name="Default" table:number-columns-repeated="4"/>
          <table:table-cell table:style-name="ce7"/>
          <table:table-cell table:number-columns-repeated="244"/>
        </table:table-row>
        <table:table-row table:style-name="ro1">
          <table:table-cell/>
          <table:table-cell table:style-name="ce2"/>
          <table:table-cell table:style-name="Heading1" office:value-type="string">
            <text:p>Income</text:p>
          </table:table-cell>
          <table:table-cell table:style-name="Default" table:number-columns-repeated="3"/>
          <table:table-cell table:style-name="Heading1" office:value-type="string" table:number-columns-spanned="3" table:number-rows-spanned="1">
            <text:p>Income + Expenses</text:p>
          </table:table-cell>
          <table:covered-table-cell table:number-columns-repeated="2" table:style-name="Default"/>
          <table:table-cell table:style-name="Default" table:number-columns-repeated="2"/>
          <table:table-cell table:style-name="ce7"/>
          <table:table-cell table:number-columns-repeated="244"/>
        </table:table-row>
        <table:table-row table:style-name="ro1">
          <table:table-cell/>
          <table:table-cell table:style-name="ce2"/>
          <table:table-cell table:style-name="Card_20_TL"/>
          <table:table-cell table:style-name="Card_20_T"/>
          <table:table-cell table:style-name="Card_20_TR"/>
          <table:table-cell table:style-name="Default"/>
          <table:table-cell table:style-name="Card_20_TL">
            <draw:frame table:end-cell-address="Overview.K25" table:end-x="0.087cm" table:end-y="0.351cm" draw:z-index="0" draw:name="Income and expenses chart" svg:width="8.696cm" svg:height="9.104cm" svg:x="0.106cm" svg:y="0.059cm">
              <draw:object draw:notify-on-update-of-ranges="Overview.H11:Overview.J24" xlink:href="./Object 1" xlink:type="simple" xlink:show="embed" xlink:actuate="onLoad"/>
              <draw:image xlink:href="./ObjectReplacements/Object 1" xlink:type="simple" xlink:show="embed" xlink:actuate="onLoad"/>
            </draw:frame>
          </table:table-cell>
          <table:table-cell table:style-name="Card_20_T" table:number-columns-repeated="3"/>
          <table:table-cell table:style-name="Card_20_TR"/>
          <table:table-cell table:style-name="ce7"/>
          <table:table-cell table:number-columns-repeated="244"/>
        </table:table-row>
        <table:table-row table:style-name="ro4">
          <table:table-cell/>
          <table:table-cell table:style-name="ce2"/>
          <table:table-cell table:style-name="Card_20_L" table:formula="oooc:=['Total Income'.C3]" office:value-type="string" office:string-value="Total Income">
            <text:p>Total Income</text:p>
          </table:table-cell>
          <table:table-cell table:style-name="Result" table:formula="oooc:=TotalIncome+0.00001" office:value-type="currency" office:currency="USD" office:value="0.00001">
            <text:p>$0.00</text:p>
          </table:table-cell>
          <table:table-cell table:style-name="Card_20_R"/>
          <table:table-cell table:style-name="Default"/>
          <table:table-cell table:style-name="Card_20_L"/>
          <table:table-cell table:style-name="Card" table:number-columns-repeated="3"/>
          <table:table-cell table:style-name="Card_20_R"/>
          <table:table-cell table:style-name="ce7"/>
          <table:table-cell table:number-columns-repeated="244"/>
        </table:table-row>
        <table:table-row table:style-name="ro1">
          <table:table-cell/>
          <table:table-cell table:style-name="ce2"/>
          <table:table-cell table:style-name="Card_20_BL"/>
          <table:table-cell table:style-name="Card_20_B"/>
          <table:table-cell table:style-name="Card_20_BR"/>
          <table:table-cell table:style-name="Default"/>
          <table:table-cell table:style-name="Card_20_L"/>
          <table:table-cell table:style-name="Card" table:number-columns-repeated="3"/>
          <table:table-cell table:style-name="Card_20_R"/>
          <table:table-cell table:style-name="ce7"/>
          <table:table-cell table:number-columns-repeated="244"/>
        </table:table-row>
        <table:table-row table:style-name="ro1">
          <table:table-cell/>
          <table:table-cell table:style-name="ce2"/>
          <table:table-cell table:style-name="Default" table:number-columns-repeated="4"/>
          <table:table-cell table:style-name="Card_20_L"/>
          <table:table-cell table:style-name="Card" table:number-columns-repeated="3"/>
          <table:table-cell table:style-name="Card_20_R"/>
          <table:table-cell table:style-name="ce7"/>
          <table:table-cell table:number-columns-repeated="244"/>
        </table:table-row>
        <table:table-row table:style-name="ro1">
          <table:table-cell/>
          <table:table-cell table:style-name="ce2"/>
          <table:table-cell table:style-name="Heading1" office:value-type="string">
            <text:p>Expenses</text:p>
          </table:table-cell>
          <table:table-cell table:style-name="Default" table:number-columns-repeated="3"/>
          <table:table-cell table:style-name="Card_20_L"/>
          <table:table-cell table:style-name="Card" table:number-columns-repeated="3"/>
          <table:table-cell table:style-name="Card_20_R"/>
          <table:table-cell table:style-name="ce7"/>
          <table:table-cell table:number-columns-repeated="244"/>
        </table:table-row>
        <table:table-row table:style-name="ro3">
          <table:table-cell/>
          <table:table-cell table:style-name="ce2"/>
          <table:table-cell table:style-name="Card_20_TL"/>
          <table:table-cell table:style-name="Card_20_T"/>
          <table:table-cell table:style-name="Card_20_TR"/>
          <table:table-cell table:style-name="Default"/>
          <table:table-cell table:style-name="Card_20_L"/>
          <table:table-cell table:style-name="Card"/>
          <table:table-cell table:style-name="Card" table:formula="oooc:=[.C5]" office:value-type="string" office:string-value="Income">
            <text:p>Income</text:p>
          </table:table-cell>
          <table:table-cell table:style-name="Card" table:formula="oooc:=[.C10]" office:value-type="string" office:string-value="Expenses">
            <text:p>Expenses</text:p>
          </table:table-cell>
          <table:table-cell table:style-name="Card_20_R"/>
          <table:table-cell table:style-name="ce7"/>
          <table:table-cell table:number-columns-repeated="244"/>
        </table:table-row>
        <table:table-row table:style-name="ro4">
          <table:table-cell/>
          <table:table-cell table:style-name="ce2"/>
          <table:table-cell table:style-name="Card_20_L" table:formula="oooc:=[Housing.C3]" office:value-type="string" office:string-value="Housing">
            <text:p>Housing</text:p>
          </table:table-cell>
          <table:table-cell table:style-name="Result" table:formula="oooc:=TotalHousing" office:value-type="currency" office:currency="USD" office:value="0">
            <text:p>$0.00</text:p>
          </table:table-cell>
          <table:table-cell table:style-name="Card_20_R"/>
          <table:table-cell table:style-name="Default"/>
          <table:table-cell table:style-name="Card_20_L"/>
          <table:table-cell table:style-name="Card" table:formula="oooc:=[.C12]" office:value-type="string" office:string-value="Housing">
            <text:p>Housing</text:p>
          </table:table-cell>
          <table:table-cell table:style-name="Card"/>
          <table:table-cell table:style-name="Card" table:formula="oooc:=[.D12]" office:value-type="currency" office:currency="USD" office:value="0">
            <text:p>$0.00</text:p>
          </table:table-cell>
          <table:table-cell table:style-name="Card_20_R"/>
          <table:table-cell table:style-name="ce7"/>
          <table:table-cell table:number-columns-repeated="244"/>
        </table:table-row>
        <table:table-row table:style-name="ro4">
          <table:table-cell/>
          <table:table-cell table:style-name="ce2"/>
          <table:table-cell table:style-name="Card_20_L" table:formula="oooc:=[Living.C3]" office:value-type="string" office:string-value="Living">
            <text:p>Living</text:p>
          </table:table-cell>
          <table:table-cell table:style-name="Result" table:formula="oooc:=TotalLiving" office:value-type="currency" office:currency="USD" office:value="0">
            <text:p>$0.00</text:p>
          </table:table-cell>
          <table:table-cell table:style-name="Card_20_R"/>
          <table:table-cell table:style-name="Default"/>
          <table:table-cell table:style-name="Card_20_L"/>
          <table:table-cell table:style-name="Card" table:formula="oooc:=[.C13]" office:value-type="string" office:string-value="Living">
            <text:p>Living</text:p>
          </table:table-cell>
          <table:table-cell table:style-name="Card"/>
          <table:table-cell table:style-name="Card" table:formula="oooc:=[.D13]" office:value-type="currency" office:currency="USD" office:value="0">
            <text:p>$0.00</text:p>
          </table:table-cell>
          <table:table-cell table:style-name="Card_20_R"/>
          <table:table-cell table:style-name="ce7"/>
          <table:table-cell table:number-columns-repeated="244"/>
        </table:table-row>
        <table:table-row table:style-name="ro4">
          <table:table-cell/>
          <table:table-cell table:style-name="ce2"/>
          <table:table-cell table:style-name="Card_20_L"/>
          <table:table-cell table:style-name="Card"/>
          <table:table-cell table:style-name="Card_20_R"/>
          <table:table-cell table:style-name="Default"/>
          <table:table-cell table:style-name="Card_20_L"/>
          <table:table-cell table:style-name="Card" table:formula="oooc:=[.C15]" office:value-type="string" office:string-value="Bank">
            <text:p>Bank</text:p>
          </table:table-cell>
          <table:table-cell table:style-name="Card"/>
          <table:table-cell table:style-name="Card" table:formula="oooc:=[.D15]" office:value-type="currency" office:currency="USD" office:value="0">
            <text:p>$0.00</text:p>
          </table:table-cell>
          <table:table-cell table:style-name="Card_20_R"/>
          <table:table-cell table:style-name="ce7"/>
          <table:table-cell table:number-columns-repeated="244"/>
        </table:table-row>
        <table:table-row table:style-name="ro4">
          <table:table-cell/>
          <table:table-cell table:style-name="ce2"/>
          <table:table-cell table:style-name="Card_20_L" table:formula="oooc:=[Bank.C3]" office:value-type="string" office:string-value="Bank">
            <text:p>Bank</text:p>
          </table:table-cell>
          <table:table-cell table:style-name="Result" table:formula="oooc:=TotalFinances" office:value-type="currency" office:currency="USD" office:value="0">
            <text:p>$0.00</text:p>
          </table:table-cell>
          <table:table-cell table:style-name="Card_20_R"/>
          <table:table-cell table:style-name="Default"/>
          <table:table-cell table:style-name="Card_20_L"/>
          <table:table-cell table:style-name="Card" table:formula="oooc:=[.C16]" office:value-type="string" office:string-value="Insurance">
            <text:p>Insurance</text:p>
          </table:table-cell>
          <table:table-cell table:style-name="Card"/>
          <table:table-cell table:style-name="Card" table:formula="oooc:=[.D16]" office:value-type="currency" office:currency="USD" office:value="0">
            <text:p>$0.00</text:p>
          </table:table-cell>
          <table:table-cell table:style-name="Card_20_R"/>
          <table:table-cell table:style-name="ce7"/>
          <table:table-cell table:number-columns-repeated="244"/>
        </table:table-row>
        <table:table-row table:style-name="ro4">
          <table:table-cell/>
          <table:table-cell table:style-name="ce2"/>
          <table:table-cell table:style-name="Card_20_L" table:formula="oooc:=[Insurance.C3]" office:value-type="string" office:string-value="Insurance">
            <text:p>Insurance</text:p>
          </table:table-cell>
          <table:table-cell table:style-name="Result" table:formula="oooc:=TotalInsurances" office:value-type="currency" office:currency="USD" office:value="0">
            <text:p>$0.00</text:p>
          </table:table-cell>
          <table:table-cell table:style-name="Card_20_R"/>
          <table:table-cell table:style-name="Default"/>
          <table:table-cell table:style-name="Card_20_L"/>
          <table:table-cell table:style-name="Card" table:formula="oooc:=[.C18]" office:value-type="string" office:string-value="Communication">
            <text:p>Communication</text:p>
          </table:table-cell>
          <table:table-cell table:style-name="Card"/>
          <table:table-cell table:style-name="Card" table:formula="oooc:=[.D18]" office:value-type="currency" office:currency="USD" office:value="0">
            <text:p>$0.00</text:p>
          </table:table-cell>
          <table:table-cell table:style-name="Card_20_R"/>
          <table:table-cell table:style-name="ce7"/>
          <table:table-cell table:number-columns-repeated="244"/>
        </table:table-row>
        <table:table-row table:style-name="ro4">
          <table:table-cell/>
          <table:table-cell table:style-name="ce2"/>
          <table:table-cell table:style-name="Card_20_L"/>
          <table:table-cell table:style-name="Card"/>
          <table:table-cell table:style-name="Card_20_R"/>
          <table:table-cell table:style-name="Default"/>
          <table:table-cell table:style-name="Card_20_L"/>
          <table:table-cell table:style-name="Card" table:formula="oooc:=[.C19]" office:value-type="string" office:string-value="Car Expenses">
            <text:p>Car Expenses</text:p>
          </table:table-cell>
          <table:table-cell table:style-name="Card"/>
          <table:table-cell table:style-name="Card" table:formula="oooc:=[.D19]" office:value-type="currency" office:currency="USD" office:value="0">
            <text:p>$0.00</text:p>
          </table:table-cell>
          <table:table-cell table:style-name="Card_20_R"/>
          <table:table-cell table:style-name="ce7"/>
          <table:table-cell table:number-columns-repeated="244"/>
        </table:table-row>
        <table:table-row table:style-name="ro4">
          <table:table-cell/>
          <table:table-cell table:style-name="ce2"/>
          <table:table-cell table:style-name="Card_20_L" table:formula="oooc:=[Communication.C3]" office:value-type="string" office:string-value="Communication">
            <text:p>Communication</text:p>
          </table:table-cell>
          <table:table-cell table:style-name="Result" table:formula="oooc:=TotalCommunication" office:value-type="currency" office:currency="USD" office:value="0">
            <text:p>$0.00</text:p>
          </table:table-cell>
          <table:table-cell table:style-name="Card_20_R"/>
          <table:table-cell table:style-name="Default"/>
          <table:table-cell table:style-name="Card_20_L"/>
          <table:table-cell table:style-name="Card" table:formula="oooc:=[.C20]" office:value-type="string" office:string-value="Acquisitions">
            <text:p>Acquisitions</text:p>
          </table:table-cell>
          <table:table-cell table:style-name="Card"/>
          <table:table-cell table:style-name="Card" table:formula="oooc:=[.D20]" office:value-type="currency" office:currency="USD" office:value="0">
            <text:p>$0.00</text:p>
          </table:table-cell>
          <table:table-cell table:style-name="Card_20_R"/>
          <table:table-cell table:style-name="ce7"/>
          <table:table-cell table:number-columns-repeated="244"/>
        </table:table-row>
        <table:table-row table:style-name="ro4">
          <table:table-cell/>
          <table:table-cell table:style-name="ce2"/>
          <table:table-cell table:style-name="Card_20_L" table:formula="oooc:=['Car Expenses'.C3]" office:value-type="string" office:string-value="Car Expenses">
            <text:p>Car Expenses</text:p>
          </table:table-cell>
          <table:table-cell table:style-name="Result" table:formula="oooc:=TotalCar" office:value-type="currency" office:currency="USD" office:value="0">
            <text:p>$0.00</text:p>
          </table:table-cell>
          <table:table-cell table:style-name="Card_20_R"/>
          <table:table-cell table:style-name="Default"/>
          <table:table-cell table:style-name="Card_20_L"/>
          <table:table-cell table:style-name="Card" table:formula="oooc:=[.C22]" office:value-type="string" office:string-value="Vacation">
            <text:p>Vacation</text:p>
          </table:table-cell>
          <table:table-cell table:style-name="Card"/>
          <table:table-cell table:style-name="Card" table:formula="oooc:=[.D22]" office:value-type="currency" office:currency="USD" office:value="0">
            <text:p>$0.00</text:p>
          </table:table-cell>
          <table:table-cell table:style-name="Card_20_R"/>
          <table:table-cell table:style-name="ce7"/>
          <table:table-cell table:number-columns-repeated="244"/>
        </table:table-row>
        <table:table-row table:style-name="ro4">
          <table:table-cell/>
          <table:table-cell table:style-name="ce2"/>
          <table:table-cell table:style-name="Card_20_L" table:formula="oooc:=[Acquisitions.C3]" office:value-type="string" office:string-value="Acquisitions">
            <text:p>Acquisitions</text:p>
          </table:table-cell>
          <table:table-cell table:style-name="Result" table:formula="oooc:=TotalPurchases" office:value-type="currency" office:currency="USD" office:value="0">
            <text:p>$0.00</text:p>
          </table:table-cell>
          <table:table-cell table:style-name="Card_20_R"/>
          <table:table-cell table:style-name="Default"/>
          <table:table-cell table:style-name="Card_20_L"/>
          <table:table-cell table:style-name="Card" table:formula="oooc:=[.C23]" office:value-type="string" office:string-value="Leisure">
            <text:p>Leisure</text:p>
          </table:table-cell>
          <table:table-cell table:style-name="Card"/>
          <table:table-cell table:style-name="Card" table:formula="oooc:=[.D23]" office:value-type="currency" office:currency="USD" office:value="0">
            <text:p>$0.00</text:p>
          </table:table-cell>
          <table:table-cell table:style-name="Card_20_R"/>
          <table:table-cell table:style-name="ce7"/>
          <table:table-cell table:number-columns-repeated="244"/>
        </table:table-row>
        <table:table-row table:style-name="ro3">
          <table:table-cell/>
          <table:table-cell table:style-name="ce2"/>
          <table:table-cell table:style-name="Card_20_L"/>
          <table:table-cell table:style-name="Card"/>
          <table:table-cell table:style-name="Card_20_R"/>
          <table:table-cell table:style-name="Default"/>
          <table:table-cell table:style-name="Card_20_L"/>
          <table:table-cell table:style-name="Card" table:formula="oooc:=[.C24]" office:value-type="string" office:string-value="Miscellaneous">
            <text:p>Miscellaneous</text:p>
          </table:table-cell>
          <table:table-cell table:style-name="Card"/>
          <table:table-cell table:style-name="Card" table:formula="oooc:=[.D24]" office:value-type="currency" office:currency="USD" office:value="0">
            <text:p>$0.00</text:p>
          </table:table-cell>
          <table:table-cell table:style-name="Card_20_R"/>
          <table:table-cell table:style-name="ce7"/>
          <table:table-cell table:number-columns-repeated="244"/>
        </table:table-row>
        <table:table-row table:style-name="ro4">
          <table:table-cell/>
          <table:table-cell table:style-name="ce2"/>
          <table:table-cell table:style-name="Card_20_L" table:formula="oooc:=[Vacation.C3]" office:value-type="string" office:string-value="Vacation">
            <text:p>Vacation</text:p>
          </table:table-cell>
          <table:table-cell table:style-name="Result" table:formula="oooc:=TotalVacation" office:value-type="currency" office:currency="USD" office:value="0">
            <text:p>$0.00</text:p>
          </table:table-cell>
          <table:table-cell table:style-name="Card_20_R"/>
          <table:table-cell table:style-name="Default"/>
          <table:table-cell table:style-name="Card_20_L"/>
          <table:table-cell table:style-name="Card" office:value-type="string">
            <text:p>Surplus</text:p>
          </table:table-cell>
          <table:table-cell table:style-name="Card"/>
          <table:table-cell table:style-name="Card" table:formula="oooc:=IF([.I23]&gt;SUM([.J12:.J21]);[.I23]-SUM([.J12:.J21]);0)" office:value-type="currency" office:currency="USD" office:value="0.00001">
            <text:p>$0.00</text:p>
          </table:table-cell>
          <table:table-cell table:style-name="Card_20_R"/>
          <table:table-cell table:style-name="ce7"/>
          <table:table-cell table:number-columns-repeated="244"/>
        </table:table-row>
        <table:table-row table:style-name="ro9">
          <table:table-cell/>
          <table:table-cell table:style-name="ce2"/>
          <table:table-cell table:style-name="Card_20_L" table:formula="oooc:=[Leisure.C3]" office:value-type="string" office:string-value="Leisure">
            <text:p>Leisure</text:p>
          </table:table-cell>
          <table:table-cell table:style-name="Result" table:formula="oooc:=TotalGoingOut" office:value-type="currency" office:currency="USD" office:value="0">
            <text:p>$0.00</text:p>
          </table:table-cell>
          <table:table-cell table:style-name="Card_20_R"/>
          <table:table-cell table:style-name="Default"/>
          <table:table-cell table:style-name="Card_20_L"/>
          <table:table-cell table:style-name="Card" table:formula="oooc:=[.C7]" office:value-type="string" office:string-value="Total Income">
            <text:p>Total Income</text:p>
          </table:table-cell>
          <table:table-cell table:style-name="Card" table:formula="oooc:=[.D7]" office:value-type="currency" office:currency="USD" office:value="0.00001">
            <text:p>$0.00</text:p>
          </table:table-cell>
          <table:table-cell table:style-name="Card"/>
          <table:table-cell table:style-name="Card_20_R"/>
          <table:table-cell table:style-name="ce7"/>
          <table:table-cell table:number-columns-repeated="244"/>
        </table:table-row>
        <table:table-row table:style-name="ro4">
          <table:table-cell/>
          <table:table-cell table:style-name="ce2"/>
          <table:table-cell table:style-name="Card_20_L" table:formula="oooc:=[Miscellaneous.C3]" office:value-type="string" office:string-value="Miscellaneous">
            <text:p>Miscellaneous</text:p>
          </table:table-cell>
          <table:table-cell table:style-name="Result" table:formula="oooc:=TotalMisc" office:value-type="currency" office:currency="USD" office:value="0">
            <text:p>$0.00</text:p>
          </table:table-cell>
          <table:table-cell table:style-name="Card_20_R"/>
          <table:table-cell table:style-name="Default"/>
          <table:table-cell table:style-name="Card_20_L"/>
          <table:table-cell table:style-name="Card" office:value-type="string">
            <text:p>Deficit</text:p>
          </table:table-cell>
          <table:table-cell table:style-name="Card" table:formula="oooc:=IF(SUM([.J12:.J21])&gt;[.I23];SUM([.J12:.J21])-[.I23];0)" office:value-type="float" office:value="0">
            <text:p>0</text:p>
          </table:table-cell>
          <table:table-cell table:style-name="Card"/>
          <table:table-cell table:style-name="Card_20_R"/>
          <table:table-cell table:style-name="ce7"/>
          <table:table-cell table:number-columns-repeated="244"/>
        </table:table-row>
        <table:table-row table:style-name="ro1">
          <table:table-cell/>
          <table:table-cell table:style-name="ce2"/>
          <table:table-cell table:style-name="Card_20_BL"/>
          <table:table-cell table:style-name="Card_20_B"/>
          <table:table-cell table:style-name="Card_20_BR"/>
          <table:table-cell table:style-name="Default"/>
          <table:table-cell table:style-name="Card_20_BL"/>
          <table:table-cell table:style-name="Card_20_B" table:number-columns-repeated="3"/>
          <table:table-cell table:style-name="Card_20_BR"/>
          <table:table-cell table:style-name="ce7"/>
          <table:table-cell table:number-columns-repeated="244"/>
        </table:table-row>
        <table:table-row table:style-name="ro1">
          <table:table-cell/>
          <table:table-cell table:style-name="ce2"/>
          <table:table-cell table:style-name="Default" table:number-columns-repeated="5"/>
          <table:table-cell table:style-name="ce11" table:formula="oooc:=IF(['User Data'.D7]&lt;&gt;&quot;&quot;;&quot;Overview for &quot;&amp;['User Data'.D7];&quot;Overview Chart&quot;)" office:value-type="string" office:string-value="Overview Chart" table:number-columns-spanned="3" table:number-rows-spanned="1">
            <text:p>Overview Chart</text:p>
          </table:table-cell>
          <table:covered-table-cell table:number-columns-repeated="2" table:style-name="Default"/>
          <table:table-cell table:style-name="Default"/>
          <table:table-cell table:style-name="ce7"/>
          <table:table-cell table:number-columns-repeated="244"/>
        </table:table-row>
        <table:table-row table:style-name="ro1">
          <table:table-cell/>
          <table:table-cell table:style-name="ce2"/>
          <table:table-cell table:style-name="Total"/>
          <table:table-cell table:style-name="Result2" table:formula="oooc:=ABS([.D7]-SUM([.D12:.D24]))" office:value-type="currency" office:currency="USD" office:value="0.00001">
            <text:p>$0.00</text:p>
          </table:table-cell>
          <table:table-cell table:style-name="Default" table:number-columns-repeated="7"/>
          <table:table-cell table:style-name="ce7"/>
          <table:table-cell table:number-columns-repeated="244"/>
        </table:table-row>
        <table:table-row table:style-name="ro1">
          <table:table-cell/>
          <table:table-cell table:style-name="ce3"/>
          <table:table-cell table:style-name="ce5" table:number-columns-repeated="3"/>
          <table:table-cell table:style-name="ce10" table:number-columns-repeated="2"/>
          <table:table-cell table:style-name="ce5" table:number-columns-repeated="4"/>
          <table:table-cell table:style-name="ce8"/>
          <table:table-cell table:number-columns-repeated="244"/>
        </table:table-row>
        <table:table-row table:style-name="ro1" table:number-rows-repeated="65507">
          <table:table-cell table:number-columns-repeated="256"/>
        </table:table-row>
        <table:table-row table:style-name="ro1">
          <table:table-cell table:number-columns-repeated="256"/>
        </table:table-row>
      </table:table>
      <table:table table:name="Total Income" table:style-name="ta1" table:protected="true" table:print-ranges="'Total Income'.C3:'Total Income'.G30">
        <table:table-column table:style-name="co1" table:number-columns-repeated="2" table:default-cell-style-name="Background"/>
        <table:table-column table:style-name="co2" table:default-cell-style-name="Background"/>
        <table:table-column table:style-name="co6" table:default-cell-style-name="Background"/>
        <table:table-column table:style-name="co1" table:default-cell-style-name="Background"/>
        <table:table-column table:style-name="co6" table:default-cell-style-name="Background"/>
        <table:table-column table:style-name="co1" table:number-columns-repeated="2" table:default-cell-style-name="Background"/>
        <table:table-column table:style-name="co4" table:number-columns-repeated="248" table:default-cell-style-name="Background"/>
        <table:table-row table:style-name="ro1">
          <table:table-cell table:number-columns-repeated="256"/>
        </table:table-row>
        <table:table-row table:style-name="ro1">
          <table:table-cell/>
          <table:table-cell table:style-name="ce1"/>
          <table:table-cell table:style-name="ce4" table:number-columns-repeated="5"/>
          <table:table-cell table:style-name="ce6"/>
          <table:table-cell table:number-columns-repeated="248"/>
        </table:table-row>
        <table:table-row table:style-name="ro2">
          <table:table-cell/>
          <table:table-cell table:style-name="ce2"/>
          <table:table-cell table:style-name="Heading" office:value-type="string" table:number-columns-spanned="5" table:number-rows-spanned="1">
            <text:p>Total Income</text:p>
          </table:table-cell>
          <table:covered-table-cell table:number-columns-repeated="4" table:style-name="Default"/>
          <table:table-cell table:style-name="ce7"/>
          <table:table-cell table:number-columns-repeated="248"/>
        </table:table-row>
        <table:table-row table:style-name="ro1">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Heading1" office:value-type="string">
            <text:p>Salaries</text:p>
          </table:table-cell>
          <table:table-cell table:style-name="Default" table:number-columns-repeated="4"/>
          <table:table-cell table:style-name="ce7"/>
          <table:table-cell table:number-columns-repeated="248"/>
        </table:table-row>
        <table:table-row table:style-name="ro1">
          <table:table-cell/>
          <table:table-cell table:style-name="ce2"/>
          <table:table-cell table:style-name="Card_20_TL"/>
          <table:table-cell table:style-name="Card_20_T" table:number-columns-repeated="3"/>
          <table:table-cell table:style-name="Card_20_TR"/>
          <table:table-cell table:style-name="ce7"/>
          <table:table-cell table:number-columns-repeated="248"/>
        </table:table-row>
        <table:table-row table:style-name="ro4">
          <table:table-cell/>
          <table:table-cell table:style-name="ce2"/>
          <table:table-cell table:style-name="Card_20_L"/>
          <table:table-cell table:style-name="ce12" table:formula="oooc:=IF(LEN(Name)=0;&quot;Own&quot;;Name)" office:value-type="string" office:string-value="Own">
            <text:p>Own</text:p>
          </table:table-cell>
          <table:table-cell table:style-name="Card"/>
          <table:table-cell table:style-name="ce12" table:formula="oooc:=IF(LEN(Partner)=0;&quot;Partner&quot;;Partner)" office:value-type="string" office:string-value="Partner">
            <text:p>Partner</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Gross</text:p>
          </table:table-cell>
          <table:table-cell table:style-name="Input"/>
          <table:table-cell table:style-name="Card"/>
          <table:table-cell table:style-name="Input"/>
          <table:table-cell table:style-name="Card_20_R"/>
          <table:table-cell table:style-name="ce7"/>
          <table:table-cell table:number-columns-repeated="248"/>
        </table:table-row>
        <table:table-row table:style-name="ro4">
          <table:table-cell/>
          <table:table-cell table:style-name="ce2"/>
          <table:table-cell table:style-name="Card_20_L" office:value-type="string">
            <text:p>Taxes</text:p>
          </table:table-cell>
          <table:table-cell table:style-name="Input"/>
          <table:table-cell table:style-name="Card"/>
          <table:table-cell table:style-name="Input"/>
          <table:table-cell table:style-name="Card_20_R"/>
          <table:table-cell table:style-name="ce7"/>
          <table:table-cell table:number-columns-repeated="248"/>
        </table:table-row>
        <table:table-row table:style-name="ro4">
          <table:table-cell/>
          <table:table-cell table:style-name="ce2"/>
          <table:table-cell table:style-name="Card_20_L" office:value-type="string">
            <text:p>Social Security</text:p>
          </table:table-cell>
          <table:table-cell table:style-name="Input"/>
          <table:table-cell table:style-name="Card"/>
          <table:table-cell table:style-name="Input"/>
          <table:table-cell table:style-name="Card_20_R"/>
          <table:table-cell table:style-name="ce7"/>
          <table:table-cell table:number-columns-repeated="248"/>
        </table:table-row>
        <table:table-row table:style-name="ro4">
          <table:table-cell/>
          <table:table-cell table:style-name="ce2"/>
          <table:table-cell table:style-name="Subtotal_20_L" office:value-type="string">
            <text:p>Net</text:p>
          </table:table-cell>
          <table:table-cell table:style-name="Result2" table:formula="oooc:=[.D8]-[.D9]-[.D10]" office:value-type="currency" office:currency="USD" office:value="0">
            <text:p>$0.00</text:p>
          </table:table-cell>
          <table:table-cell table:style-name="Card"/>
          <table:table-cell table:style-name="Result2" table:formula="oooc:=[.F8]-[.F9]-[.F10]" office:value-type="currency" office:currency="USD" office:value="0">
            <text:p>$0.00</text:p>
          </table:table-cell>
          <table:table-cell table:style-name="Card_20_R"/>
          <table:table-cell table:style-name="ce7"/>
          <table:table-cell table:number-columns-repeated="248"/>
        </table:table-row>
        <table:table-row table:style-name="ro1">
          <table:table-cell/>
          <table:table-cell table:style-name="ce2"/>
          <table:table-cell table:style-name="Card_20_BL"/>
          <table:table-cell table:style-name="Card_20_B" table:number-columns-repeated="3"/>
          <table:table-cell table:style-name="Card_20_BR"/>
          <table:table-cell table:style-name="ce7"/>
          <table:table-cell table:number-columns-repeated="248"/>
        </table:table-row>
        <table:table-row table:style-name="ro10">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Heading1" office:value-type="string">
            <text:p>Return on Investments</text:p>
          </table:table-cell>
          <table:table-cell table:style-name="Default" table:number-columns-repeated="4"/>
          <table:table-cell table:style-name="ce7"/>
          <table:table-cell table:number-columns-repeated="248"/>
        </table:table-row>
        <table:table-row table:style-name="ro1">
          <table:table-cell/>
          <table:table-cell table:style-name="ce2"/>
          <table:table-cell table:style-name="Card_20_TL"/>
          <table:table-cell table:style-name="Card_20_T" table:number-columns-repeated="3"/>
          <table:table-cell table:style-name="Card_20_TR"/>
          <table:table-cell table:style-name="ce7"/>
          <table:table-cell table:number-columns-repeated="248"/>
        </table:table-row>
        <table:table-row table:style-name="ro4">
          <table:table-cell/>
          <table:table-cell table:style-name="ce2"/>
          <table:table-cell table:style-name="Card_20_L"/>
          <table:table-cell table:style-name="ce12" office:value-type="string">
            <text:p>Annual</text:p>
          </table:table-cell>
          <table:table-cell table:style-name="Card"/>
          <table:table-cell table:style-name="ce12" office:value-type="string">
            <text:p>Monthly Equivalent</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Savings Account</text:p>
          </table:table-cell>
          <table:table-cell table:style-name="Input"/>
          <table:table-cell table:style-name="Card"/>
          <table:table-cell table:style-name="Result" table:formula="oooc:=[.D17]/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Stock Dividends</text:p>
          </table:table-cell>
          <table:table-cell table:style-name="Input"/>
          <table:table-cell table:style-name="Card"/>
          <table:table-cell table:style-name="Result" table:formula="oooc:=[.D18]/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text:p>
          </table:table-cell>
          <table:table-cell table:style-name="Input"/>
          <table:table-cell table:style-name="Card"/>
          <table:table-cell table:style-name="Result" table:formula="oooc:=[.D19]/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table:table-cell table:style-name="Subtotal" office:value-type="string">
            <text:p>Subtotal</text:p>
          </table:table-cell>
          <table:table-cell table:style-name="Card"/>
          <table:table-cell table:style-name="Result2" table:formula="oooc:=SUM([.F17:.F19])" office:value-type="currency" office:currency="USD" office:value="0">
            <text:p>$0.00</text:p>
          </table:table-cell>
          <table:table-cell table:style-name="Card_20_R"/>
          <table:table-cell table:style-name="ce7"/>
          <table:table-cell table:number-columns-repeated="248"/>
        </table:table-row>
        <table:table-row table:style-name="ro1">
          <table:table-cell/>
          <table:table-cell table:style-name="ce2"/>
          <table:table-cell table:style-name="Card_20_BL"/>
          <table:table-cell table:style-name="Card_20_B" table:number-columns-repeated="3"/>
          <table:table-cell table:style-name="Card_20_BR"/>
          <table:table-cell table:style-name="ce7"/>
          <table:table-cell table:number-columns-repeated="248"/>
        </table:table-row>
        <table:table-row table:style-name="ro10">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Heading1" office:value-type="string">
            <text:p>Other</text:p>
          </table:table-cell>
          <table:table-cell table:style-name="Default" table:number-columns-repeated="4"/>
          <table:table-cell table:style-name="ce7"/>
          <table:table-cell table:number-columns-repeated="248"/>
        </table:table-row>
        <table:table-row table:style-name="ro1">
          <table:table-cell/>
          <table:table-cell table:style-name="ce2"/>
          <table:table-cell table:style-name="Card_20_TL"/>
          <table:table-cell table:style-name="Card_20_T" table:number-columns-repeated="3"/>
          <table:table-cell table:style-name="Card_20_TR"/>
          <table:table-cell table:style-name="ce7"/>
          <table:table-cell table:number-columns-repeated="248"/>
        </table:table-row>
        <table:table-row table:style-name="ro4">
          <table:table-cell/>
          <table:table-cell table:style-name="ce2"/>
          <table:table-cell table:style-name="Card_20_L" office:value-type="string">
            <text:p>Pension / Annuity</text:p>
          </table:table-cell>
          <table:table-cell table:style-name="Card" table:number-columns-repeated="2"/>
          <table:table-cell table:style-name="Input"/>
          <table:table-cell table:style-name="Card_20_R"/>
          <table:table-cell table:style-name="ce7"/>
          <table:table-cell table:number-columns-repeated="248"/>
        </table:table-row>
        <table:table-row table:style-name="ro4">
          <table:table-cell/>
          <table:table-cell table:style-name="ce2"/>
          <table:table-cell table:style-name="Card_20_L" office:value-type="string">
            <text:p>........................</text:p>
          </table:table-cell>
          <table:table-cell table:style-name="Card" table:number-columns-repeated="2"/>
          <table:table-cell table:style-name="Input"/>
          <table:table-cell table:style-name="Card_20_R"/>
          <table:table-cell table:style-name="ce7"/>
          <table:table-cell table:number-columns-repeated="248"/>
        </table:table-row>
        <table:table-row table:style-name="ro4">
          <table:table-cell/>
          <table:table-cell table:style-name="ce2"/>
          <table:table-cell table:style-name="Card_20_L"/>
          <table:table-cell table:style-name="Subtotal" office:value-type="string">
            <text:p>Subtotal</text:p>
          </table:table-cell>
          <table:table-cell table:style-name="Card"/>
          <table:table-cell table:style-name="Result2" table:formula="oooc:=SUM([.F25:.F26])" office:value-type="currency" office:currency="USD" office:value="0">
            <text:p>$0.00</text:p>
          </table:table-cell>
          <table:table-cell table:style-name="Card_20_R"/>
          <table:table-cell table:style-name="ce7"/>
          <table:table-cell table:number-columns-repeated="248"/>
        </table:table-row>
        <table:table-row table:style-name="ro1">
          <table:table-cell/>
          <table:table-cell table:style-name="ce2"/>
          <table:table-cell table:style-name="Card_20_BL"/>
          <table:table-cell table:style-name="Card_20_B" table:number-columns-repeated="3"/>
          <table:table-cell table:style-name="Card_20_BR"/>
          <table:table-cell table:style-name="ce7"/>
          <table:table-cell table:number-columns-repeated="248"/>
        </table:table-row>
        <table:table-row table:style-name="ro1">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Default"/>
          <table:table-cell table:style-name="Total" office:value-type="string">
            <text:p>Monthly Total</text:p>
          </table:table-cell>
          <table:table-cell table:style-name="Default"/>
          <table:table-cell table:style-name="Result2" table:formula="oooc:=[.D11]+[.F11]+[.F20]+[.F27]" office:value-type="currency" office:currency="USD" office:value="0">
            <text:p>$0.00</text:p>
          </table:table-cell>
          <table:table-cell table:style-name="Default"/>
          <table:table-cell table:style-name="ce7"/>
          <table:table-cell table:number-columns-repeated="248"/>
        </table:table-row>
        <table:table-row table:style-name="ro1">
          <table:table-cell/>
          <table:table-cell table:style-name="ce3"/>
          <table:table-cell table:style-name="ce5" table:number-columns-repeated="5"/>
          <table:table-cell table:style-name="ce8"/>
          <table:table-cell table:number-columns-repeated="248"/>
        </table:table-row>
        <table:table-row table:style-name="ro1" table:number-rows-repeated="65504">
          <table:table-cell table:number-columns-repeated="256"/>
        </table:table-row>
        <table:table-row table:style-name="ro1">
          <table:table-cell table:number-columns-repeated="256"/>
        </table:table-row>
      </table:table>
      <table:table table:name="Housing" table:style-name="ta1" table:protected="true" table:print-ranges="Housing.C3:Housing.E26">
        <table:table-column table:style-name="co1" table:number-columns-repeated="2" table:default-cell-style-name="Background"/>
        <table:table-column table:style-name="co2" table:default-cell-style-name="Background"/>
        <table:table-column table:style-name="co6" table:default-cell-style-name="Background"/>
        <table:table-column table:style-name="co1" table:number-columns-repeated="2" table:default-cell-style-name="Background"/>
        <table:table-column table:style-name="co4" table:number-columns-repeated="250" table:default-cell-style-name="Background"/>
        <table:table-row table:style-name="ro3">
          <table:table-cell table:number-columns-repeated="256"/>
        </table:table-row>
        <table:table-row table:style-name="ro1">
          <table:table-cell/>
          <table:table-cell table:style-name="ce1"/>
          <table:table-cell table:style-name="ce4" table:number-columns-repeated="3"/>
          <table:table-cell table:style-name="ce6"/>
          <table:table-cell table:number-columns-repeated="250"/>
        </table:table-row>
        <table:table-row table:style-name="ro2">
          <table:table-cell/>
          <table:table-cell table:style-name="ce2"/>
          <table:table-cell table:style-name="Heading" office:value-type="string" table:number-columns-spanned="3" table:number-rows-spanned="1">
            <text:p>Housing</text:p>
          </table:table-cell>
          <table:covered-table-cell table:number-columns-repeated="2" table:style-name="Default"/>
          <table:table-cell table:style-name="ce7"/>
          <table:table-cell table:number-columns-repeated="250"/>
        </table:table-row>
        <table:table-row table:style-name="ro1">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Direct Costs</text:p>
          </table:table-cell>
          <table:table-cell table:style-name="Default" table:number-columns-repeated="2"/>
          <table:table-cell table:style-name="ce7"/>
          <table:table-cell table:number-columns-repeated="250"/>
        </table:table-row>
        <table:table-row table:style-name="ro1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3" table:visibility="collapse">
          <table:table-cell/>
          <table:table-cell table:style-name="ce2"/>
          <table:table-cell table:style-name="Card_20_L" office:value-type="string">
            <text:p>Rented</text:p>
          </table:table-cell>
          <table:table-cell table:style-name="Input"/>
          <table:table-cell table:style-name="Card_20_R"/>
          <table:table-cell table:style-name="ce7"/>
          <table:table-cell table:number-columns-repeated="250"/>
        </table:table-row>
        <table:table-row table:style-name="ro3" table:visibility="collapse">
          <table:table-cell/>
          <table:table-cell table:style-name="ce2"/>
          <table:table-cell table:style-name="Card_20_L" office:value-type="string">
            <text:p>Incidental Costs</text:p>
          </table:table-cell>
          <table:table-cell table:style-name="Input"/>
          <table:table-cell table:style-name="Card_20_R"/>
          <table:table-cell table:style-name="ce7"/>
          <table:table-cell table:number-columns-repeated="250"/>
        </table:table-row>
        <table:table-row table:style-name="ro3">
          <table:table-cell/>
          <table:table-cell table:style-name="ce2"/>
          <table:table-cell table:style-name="Card_20_L" office:value-type="string">
            <text:p>Mortgage</text:p>
          </table:table-cell>
          <table:table-cell table:style-name="Input"/>
          <table:table-cell table:style-name="Card_20_R"/>
          <table:table-cell table:style-name="ce7"/>
          <table:table-cell table:number-columns-repeated="250"/>
        </table:table-row>
        <table:table-row table:style-name="ro3">
          <table:table-cell/>
          <table:table-cell table:style-name="ce2"/>
          <table:table-cell table:style-name="Card_20_L" office:value-type="string">
            <text:p>Maintenance</text:p>
          </table:table-cell>
          <table:table-cell table:style-name="Input"/>
          <table:table-cell table:style-name="Card_20_R"/>
          <table:table-cell table:style-name="ce7"/>
          <table:table-cell table:number-columns-repeated="250"/>
        </table:table-row>
        <table:table-row table:style-name="ro3">
          <table:table-cell/>
          <table:table-cell table:style-name="ce2" office:value-type="string">
            <text:p><text:s/></text:p>
          </table:table-cell>
          <table:table-cell table:style-name="Card_20_L" office:value-type="string">
            <text:p>Insurance</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7:.D11])"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0">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Other Costs</text:p>
          </table:table-cell>
          <table:table-cell table:style-name="Default" table:number-columns-repeated="2"/>
          <table:table-cell table:style-name="ce7"/>
          <table:table-cell table:number-columns-repeated="250"/>
        </table:table-row>
        <table:table-row table:style-name="ro3">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3">
          <table:table-cell/>
          <table:table-cell table:style-name="ce2"/>
          <table:table-cell table:style-name="Card_20_L" office:value-type="string">
            <text:p>Electricity</text:p>
          </table:table-cell>
          <table:table-cell table:style-name="Input"/>
          <table:table-cell table:style-name="Card_20_R"/>
          <table:table-cell table:style-name="ce7"/>
          <table:table-cell table:number-columns-repeated="250"/>
        </table:table-row>
        <table:table-row table:style-name="ro3">
          <table:table-cell/>
          <table:table-cell table:style-name="ce2"/>
          <table:table-cell table:style-name="Card_20_L" office:value-type="string">
            <text:p>Water</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Gas</text:p>
          </table:table-cell>
          <table:table-cell table:style-name="Input"/>
          <table:table-cell table:style-name="Card_20_R"/>
          <table:table-cell table:style-name="ce7"/>
          <table:table-cell table:number-columns-repeated="250"/>
        </table:table-row>
        <table:table-row table:style-name="ro3">
          <table:table-cell/>
          <table:table-cell table:style-name="ce2"/>
          <table:table-cell table:style-name="Card_20_L" office:value-type="string">
            <text:p>Custodian</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e13" office:value-type="string">
            <text:p>Cleaning Service</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17:.D22])"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3">
          <table:table-cell/>
          <table:table-cell table:style-name="ce2"/>
          <table:table-cell table:style-name="Default" table:number-columns-repeated="3"/>
          <table:table-cell table:style-name="ce7"/>
          <table:table-cell table:number-columns-repeated="250"/>
        </table:table-row>
        <table:table-row table:style-name="ro12">
          <table:table-cell/>
          <table:table-cell table:style-name="ce2"/>
          <table:table-cell table:style-name="Total" office:value-type="string">
            <text:p>Monthly Total</text:p>
          </table:table-cell>
          <table:table-cell table:style-name="Result2" table:formula="oooc:=[.D12]+[.D23]" office:value-type="currency" office:currency="USD" office:value="0">
            <text:p>$0.00</text:p>
          </table:table-cell>
          <table:table-cell table:style-name="Default"/>
          <table:table-cell table:style-name="ce7"/>
          <table:table-cell table:number-columns-repeated="250"/>
        </table:table-row>
        <table:table-row table:style-name="ro3">
          <table:table-cell/>
          <table:table-cell table:style-name="ce3"/>
          <table:table-cell table:style-name="ce5" table:number-columns-repeated="3"/>
          <table:table-cell table:style-name="ce8"/>
          <table:table-cell table:number-columns-repeated="250"/>
        </table:table-row>
        <table:table-row table:style-name="ro3" table:number-rows-repeated="8175">
          <table:table-cell table:number-columns-repeated="256"/>
        </table:table-row>
        <table:table-row table:style-name="ro1" table:number-rows-repeated="57333">
          <table:table-cell table:number-columns-repeated="256"/>
        </table:table-row>
        <table:table-row table:style-name="ro1">
          <table:table-cell table:number-columns-repeated="256"/>
        </table:table-row>
      </table:table>
      <table:table table:name="Living" table:style-name="ta1" table:protected="true" table:print-ranges="Living.C3:Living.E24">
        <table:table-column table:style-name="co1" table:number-columns-repeated="2" table:default-cell-style-name="Background"/>
        <table:table-column table:style-name="co2" table:default-cell-style-name="Background"/>
        <table:table-column table:style-name="co6" table:default-cell-style-name="Background"/>
        <table:table-column table:style-name="co1" table:number-columns-repeated="2" table:default-cell-style-name="Background"/>
        <table:table-column table:style-name="co4" table:number-columns-repeated="250" table:default-cell-style-name="Background"/>
        <table:table-row table:style-name="ro1">
          <table:table-cell table:number-columns-repeated="256"/>
        </table:table-row>
        <table:table-row table:style-name="ro1">
          <table:table-cell/>
          <table:table-cell table:style-name="ce1"/>
          <table:table-cell table:style-name="ce4" table:number-columns-repeated="3"/>
          <table:table-cell table:style-name="ce6"/>
          <table:table-cell table:number-columns-repeated="250"/>
        </table:table-row>
        <table:table-row table:style-name="ro2">
          <table:table-cell/>
          <table:table-cell table:style-name="ce2"/>
          <table:table-cell table:style-name="Heading" office:value-type="string" table:number-columns-spanned="3" table:number-rows-spanned="1">
            <text:p>Living</text:p>
          </table:table-cell>
          <table:covered-table-cell table:number-columns-repeated="2" table:style-name="Default"/>
          <table:table-cell table:style-name="ce7"/>
          <table:table-cell table:number-columns-repeated="250"/>
        </table:table-row>
        <table:table-row table:style-name="ro1">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Household Expenses</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Grocerie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Medicine</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Cleaning Supplie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7:.D10])"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0">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Other</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Clothing, Jewelry</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Hairdresser</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Public Transport</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Pet(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16:.D20])"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Total" office:value-type="string">
            <text:p>Monthly Total</text:p>
          </table:table-cell>
          <table:table-cell table:style-name="Result2" table:formula="oooc:=[.D11]+[.D21]" office:value-type="currency" office:currency="USD" office:value="0">
            <text:p>$0.00</text:p>
          </table:table-cell>
          <table:table-cell table:style-name="Default"/>
          <table:table-cell table:style-name="ce7"/>
          <table:table-cell table:number-columns-repeated="250"/>
        </table:table-row>
        <table:table-row table:style-name="ro1">
          <table:table-cell/>
          <table:table-cell table:style-name="ce3"/>
          <table:table-cell table:style-name="ce5" table:number-columns-repeated="3"/>
          <table:table-cell table:style-name="ce8"/>
          <table:table-cell table:number-columns-repeated="250"/>
        </table:table-row>
        <table:table-row table:style-name="ro1" table:number-rows-repeated="65510">
          <table:table-cell table:number-columns-repeated="256"/>
        </table:table-row>
        <table:table-row table:style-name="ro1">
          <table:table-cell table:number-columns-repeated="256"/>
        </table:table-row>
      </table:table>
      <table:table table:name="Bank" table:style-name="ta1" table:protected="true" table:print-ranges="Bank.C3:Bank.E30">
        <table:table-column table:style-name="co1" table:number-columns-repeated="2" table:default-cell-style-name="Background"/>
        <table:table-column table:style-name="co2" table:default-cell-style-name="Background"/>
        <table:table-column table:style-name="co6" table:default-cell-style-name="Background"/>
        <table:table-column table:style-name="co1" table:number-columns-repeated="2" table:default-cell-style-name="Background"/>
        <table:table-column table:style-name="co4" table:number-columns-repeated="250" table:default-cell-style-name="Background"/>
        <table:table-row table:style-name="ro1">
          <table:table-cell table:number-columns-repeated="256"/>
        </table:table-row>
        <table:table-row table:style-name="ro1">
          <table:table-cell/>
          <table:table-cell table:style-name="ce1"/>
          <table:table-cell table:style-name="ce4" table:number-columns-repeated="3"/>
          <table:table-cell table:style-name="ce6"/>
          <table:table-cell table:number-columns-repeated="250"/>
        </table:table-row>
        <table:table-row table:style-name="ro2">
          <table:table-cell/>
          <table:table-cell table:style-name="ce2"/>
          <table:table-cell table:style-name="Heading" office:value-type="string" table:number-columns-spanned="3" table:number-rows-spanned="1">
            <text:p>Bank</text:p>
          </table:table-cell>
          <table:covered-table-cell table:number-columns-repeated="2" table:style-name="Default"/>
          <table:table-cell table:style-name="ce7"/>
          <table:table-cell table:number-columns-repeated="250"/>
        </table:table-row>
        <table:table-row table:style-name="ro1">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Bank Fees</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Account Maintenance Fee(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Bank Card(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Credit Card(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Portfolio Fee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7:.D11])"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0">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Savings Plan(s)</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17:.D18])"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Loan(s)</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Overdraft Allowance</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24:.D26])"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Total" office:value-type="string">
            <text:p>Monthly Total</text:p>
          </table:table-cell>
          <table:table-cell table:style-name="Result2" table:formula="oooc:=[.D12]+[.D19]+[.D27]" office:value-type="currency" office:currency="USD" office:value="0">
            <text:p>$0.00</text:p>
          </table:table-cell>
          <table:table-cell table:style-name="Default"/>
          <table:table-cell table:style-name="ce7"/>
          <table:table-cell table:number-columns-repeated="250"/>
        </table:table-row>
        <table:table-row table:style-name="ro1">
          <table:table-cell/>
          <table:table-cell table:style-name="ce3"/>
          <table:table-cell table:style-name="ce5" table:number-columns-repeated="3"/>
          <table:table-cell table:style-name="ce8"/>
          <table:table-cell table:number-columns-repeated="250"/>
        </table:table-row>
        <table:table-row table:style-name="ro1" table:number-rows-repeated="65504">
          <table:table-cell table:number-columns-repeated="256"/>
        </table:table-row>
        <table:table-row table:style-name="ro1">
          <table:table-cell table:number-columns-repeated="256"/>
        </table:table-row>
      </table:table>
      <table:table table:name="Insurance" table:style-name="ta1" table:protected="true" table:print-ranges="Insurance.C3:Insurance.G21">
        <table:table-column table:style-name="co1" table:number-columns-repeated="2" table:default-cell-style-name="Background"/>
        <table:table-column table:style-name="co2" table:default-cell-style-name="Background"/>
        <table:table-column table:style-name="co6" table:default-cell-style-name="Background"/>
        <table:table-column table:style-name="co1" table:default-cell-style-name="Background"/>
        <table:table-column table:style-name="co6" table:default-cell-style-name="Background"/>
        <table:table-column table:style-name="co1" table:number-columns-repeated="2" table:default-cell-style-name="Background"/>
        <table:table-column table:style-name="co4" table:number-columns-repeated="248" table:default-cell-style-name="Background"/>
        <table:table-row table:style-name="ro1">
          <table:table-cell table:number-columns-repeated="256"/>
        </table:table-row>
        <table:table-row table:style-name="ro1">
          <table:table-cell/>
          <table:table-cell table:style-name="ce1"/>
          <table:table-cell table:style-name="ce4" table:number-columns-repeated="5"/>
          <table:table-cell table:style-name="ce6"/>
          <table:table-cell table:number-columns-repeated="248"/>
        </table:table-row>
        <table:table-row table:style-name="ro2">
          <table:table-cell/>
          <table:table-cell table:style-name="ce2"/>
          <table:table-cell table:style-name="Heading" office:value-type="string" table:number-columns-spanned="5" table:number-rows-spanned="1">
            <text:p>Insurance</text:p>
          </table:table-cell>
          <table:covered-table-cell table:number-columns-repeated="4" table:style-name="Default"/>
          <table:table-cell table:style-name="ce7"/>
          <table:table-cell table:number-columns-repeated="248"/>
        </table:table-row>
        <table:table-row table:style-name="ro1">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Heading1" office:value-type="string">
            <text:p>Monthly</text:p>
          </table:table-cell>
          <table:table-cell table:style-name="Default" table:number-columns-repeated="4"/>
          <table:table-cell table:style-name="ce7"/>
          <table:table-cell table:number-columns-repeated="248"/>
        </table:table-row>
        <table:table-row table:style-name="ro1">
          <table:table-cell/>
          <table:table-cell table:style-name="ce2"/>
          <table:table-cell table:style-name="Card_20_TL"/>
          <table:table-cell table:style-name="Card_20_T" table:number-columns-repeated="3"/>
          <table:table-cell table:style-name="Card_20_TR"/>
          <table:table-cell table:style-name="ce7"/>
          <table:table-cell table:number-columns-repeated="248"/>
        </table:table-row>
        <table:table-row table:style-name="ro4">
          <table:table-cell/>
          <table:table-cell table:style-name="ce2"/>
          <table:table-cell table:style-name="Card_20_L" office:value-type="string">
            <text:p>Life Insurance</text:p>
          </table:table-cell>
          <table:table-cell table:style-name="Card" table:number-columns-repeated="2"/>
          <table:table-cell table:style-name="Input"/>
          <table:table-cell table:style-name="Card_20_R"/>
          <table:table-cell table:style-name="ce7"/>
          <table:table-cell table:number-columns-repeated="248"/>
        </table:table-row>
        <table:table-row table:style-name="ro4">
          <table:table-cell/>
          <table:table-cell table:style-name="ce2"/>
          <table:table-cell table:style-name="Card_20_L" office:value-type="string">
            <text:p>........................</text:p>
          </table:table-cell>
          <table:table-cell table:style-name="Card" table:number-columns-repeated="2"/>
          <table:table-cell table:style-name="Input"/>
          <table:table-cell table:style-name="Card_20_R"/>
          <table:table-cell table:style-name="ce7"/>
          <table:table-cell table:number-columns-repeated="248"/>
        </table:table-row>
        <table:table-row table:style-name="ro1">
          <table:table-cell/>
          <table:table-cell table:style-name="ce2"/>
          <table:table-cell table:style-name="Card_20_BL"/>
          <table:table-cell table:style-name="Card_20_B" table:number-columns-repeated="3"/>
          <table:table-cell table:style-name="Card_20_BR"/>
          <table:table-cell table:style-name="ce7"/>
          <table:table-cell table:number-columns-repeated="248"/>
        </table:table-row>
        <table:table-row table:style-name="ro10">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Heading1" office:value-type="string">
            <text:p>Annual</text:p>
          </table:table-cell>
          <table:table-cell table:style-name="Default" table:number-columns-repeated="4"/>
          <table:table-cell table:style-name="ce7"/>
          <table:table-cell table:number-columns-repeated="248"/>
        </table:table-row>
        <table:table-row table:style-name="ro1">
          <table:table-cell/>
          <table:table-cell table:style-name="ce2"/>
          <table:table-cell table:style-name="Card_20_TL"/>
          <table:table-cell table:style-name="Card_20_T" table:number-columns-repeated="3"/>
          <table:table-cell table:style-name="Card_20_TR"/>
          <table:table-cell table:style-name="ce7"/>
          <table:table-cell table:number-columns-repeated="248"/>
        </table:table-row>
        <table:table-row table:style-name="ro4">
          <table:table-cell/>
          <table:table-cell table:style-name="ce2"/>
          <table:table-cell table:style-name="Card_20_L"/>
          <table:table-cell table:style-name="ce14" office:value-type="string">
            <text:p>Annual</text:p>
          </table:table-cell>
          <table:table-cell table:style-name="Card"/>
          <table:table-cell table:style-name="ce14" office:value-type="string">
            <text:p>Monthly Equivalent</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Household</text:p>
          </table:table-cell>
          <table:table-cell table:style-name="Input"/>
          <table:table-cell table:style-name="Card"/>
          <table:table-cell table:style-name="Result" table:formula="oooc:=ROUND([.D14]/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Liability</text:p>
          </table:table-cell>
          <table:table-cell table:style-name="Input"/>
          <table:table-cell table:style-name="Card"/>
          <table:table-cell table:style-name="Result" table:formula="oooc:=ROUND([.D15]/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Legal Protection</text:p>
          </table:table-cell>
          <table:table-cell table:style-name="Input"/>
          <table:table-cell table:style-name="Card"/>
          <table:table-cell table:style-name="Result" table:formula="oooc:=ROUND([.D16]/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Travel Medical Insurance</text:p>
          </table:table-cell>
          <table:table-cell table:style-name="Input"/>
          <table:table-cell table:style-name="Card"/>
          <table:table-cell table:style-name="Result" table:formula="oooc:=ROUND([.D17]/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text:p>
          </table:table-cell>
          <table:table-cell table:style-name="Input"/>
          <table:table-cell table:style-name="Card"/>
          <table:table-cell table:style-name="Result" table:formula="oooc:=ROUND([.D18]/12)" office:value-type="currency" office:currency="USD" office:value="0">
            <text:p>$0.00</text:p>
          </table:table-cell>
          <table:table-cell table:style-name="Card_20_R"/>
          <table:table-cell table:style-name="ce7"/>
          <table:table-cell table:number-columns-repeated="248"/>
        </table:table-row>
        <table:table-row table:style-name="ro1">
          <table:table-cell/>
          <table:table-cell table:style-name="ce2"/>
          <table:table-cell table:style-name="Card_20_BL"/>
          <table:table-cell table:style-name="Card_20_B" table:number-columns-repeated="3"/>
          <table:table-cell table:style-name="Card_20_BR"/>
          <table:table-cell table:style-name="ce7"/>
          <table:table-cell table:number-columns-repeated="248"/>
        </table:table-row>
        <table:table-row table:style-name="ro1">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Default"/>
          <table:table-cell table:style-name="Total" office:value-type="string">
            <text:p>Monthly Total</text:p>
          </table:table-cell>
          <table:table-cell table:style-name="Default"/>
          <table:table-cell table:style-name="Result2" table:formula="oooc:=SUM([.F7:.F18])" office:value-type="currency" office:currency="USD" office:value="0">
            <text:p>$0.00</text:p>
          </table:table-cell>
          <table:table-cell table:style-name="Default"/>
          <table:table-cell table:style-name="ce7"/>
          <table:table-cell table:number-columns-repeated="248"/>
        </table:table-row>
        <table:table-row table:style-name="ro1">
          <table:table-cell/>
          <table:table-cell table:style-name="ce3"/>
          <table:table-cell table:style-name="ce5" table:number-columns-repeated="5"/>
          <table:table-cell table:style-name="ce8"/>
          <table:table-cell table:number-columns-repeated="248"/>
        </table:table-row>
        <table:table-row table:style-name="ro1" table:number-rows-repeated="65513">
          <table:table-cell table:number-columns-repeated="256"/>
        </table:table-row>
        <table:table-row table:style-name="ro1">
          <table:table-cell table:number-columns-repeated="256"/>
        </table:table-row>
      </table:table>
      <table:table table:name="Communication" table:style-name="ta1" table:protected="true" table:print-ranges="Communication.C3:Communication.E28">
        <table:table-column table:style-name="co1" table:number-columns-repeated="2" table:default-cell-style-name="Background"/>
        <table:table-column table:style-name="co2" table:default-cell-style-name="Background"/>
        <table:table-column table:style-name="co6" table:default-cell-style-name="Background"/>
        <table:table-column table:style-name="co1" table:number-columns-repeated="2" table:default-cell-style-name="Background"/>
        <table:table-column table:style-name="co4" table:number-columns-repeated="250" table:default-cell-style-name="Background"/>
        <table:table-row table:style-name="ro1">
          <table:table-cell table:number-columns-repeated="256"/>
        </table:table-row>
        <table:table-row table:style-name="ro1">
          <table:table-cell/>
          <table:table-cell table:style-name="ce1"/>
          <table:table-cell table:style-name="ce4" table:number-columns-repeated="3"/>
          <table:table-cell table:style-name="ce6"/>
          <table:table-cell table:number-columns-repeated="250"/>
        </table:table-row>
        <table:table-row table:style-name="ro2">
          <table:table-cell/>
          <table:table-cell table:style-name="ce2"/>
          <table:table-cell table:style-name="Heading" office:value-type="string" table:number-columns-spanned="3" table:number-rows-spanned="1">
            <text:p>Communication</text:p>
          </table:table-cell>
          <table:covered-table-cell table:number-columns-repeated="2" table:style-name="Default"/>
          <table:table-cell table:style-name="ce7"/>
          <table:table-cell table:number-columns-repeated="250"/>
        </table:table-row>
        <table:table-row table:style-name="ro1">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Telecommunication</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Telephone</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Mobile Phone</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7:.D9])"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0">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Computer</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Internet Provider</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Computer Update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15:.D17])"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0">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TV</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Pay per View</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Cable TV</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23:.D24])"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Total" office:value-type="string">
            <text:p>Monthly Total</text:p>
          </table:table-cell>
          <table:table-cell table:style-name="Result2" table:formula="oooc:=[.D10]+[.D18]+[.D25]" office:value-type="currency" office:currency="USD" office:value="0">
            <text:p>$0.00</text:p>
          </table:table-cell>
          <table:table-cell table:style-name="Default"/>
          <table:table-cell table:style-name="ce7"/>
          <table:table-cell table:number-columns-repeated="250"/>
        </table:table-row>
        <table:table-row table:style-name="ro1">
          <table:table-cell/>
          <table:table-cell table:style-name="ce3"/>
          <table:table-cell table:style-name="ce5" table:number-columns-repeated="3"/>
          <table:table-cell table:style-name="ce8"/>
          <table:table-cell table:number-columns-repeated="250"/>
        </table:table-row>
        <table:table-row table:style-name="ro1" table:number-rows-repeated="65506">
          <table:table-cell table:number-columns-repeated="256"/>
        </table:table-row>
        <table:table-row table:style-name="ro1">
          <table:table-cell table:number-columns-repeated="256"/>
        </table:table-row>
      </table:table>
      <table:table table:name="Car Expenses" table:style-name="ta1" table:protected="true" table:print-ranges="'Car Expenses'.C3:'Car Expenses'.G31">
        <table:table-column table:style-name="co1" table:number-columns-repeated="2" table:default-cell-style-name="Background"/>
        <table:table-column table:style-name="co2" table:default-cell-style-name="Background"/>
        <table:table-column table:style-name="co6" table:default-cell-style-name="Background"/>
        <table:table-column table:style-name="co1" table:default-cell-style-name="Background"/>
        <table:table-column table:style-name="co6" table:default-cell-style-name="Background"/>
        <table:table-column table:style-name="co1" table:number-columns-repeated="2" table:default-cell-style-name="Background"/>
        <table:table-column table:style-name="co4" table:number-columns-repeated="248" table:default-cell-style-name="Background"/>
        <table:table-row table:style-name="ro1">
          <table:table-cell table:number-columns-repeated="256"/>
        </table:table-row>
        <table:table-row table:style-name="ro1">
          <table:table-cell/>
          <table:table-cell table:style-name="ce1"/>
          <table:table-cell table:style-name="ce4" table:number-columns-repeated="5"/>
          <table:table-cell table:style-name="ce6"/>
          <table:table-cell table:number-columns-repeated="248"/>
        </table:table-row>
        <table:table-row table:style-name="ro2">
          <table:table-cell/>
          <table:table-cell table:style-name="ce2"/>
          <table:table-cell table:style-name="Heading" office:value-type="string" table:number-columns-spanned="5" table:number-rows-spanned="1">
            <text:p>Car Expenses</text:p>
          </table:table-cell>
          <table:covered-table-cell table:number-columns-repeated="4" table:style-name="Default"/>
          <table:table-cell table:style-name="ce7"/>
          <table:table-cell table:number-columns-repeated="248"/>
        </table:table-row>
        <table:table-row table:style-name="ro1">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Heading1" office:value-type="string">
            <text:p>Monthly Costs</text:p>
          </table:table-cell>
          <table:table-cell table:style-name="Default" table:number-columns-repeated="4"/>
          <table:table-cell table:style-name="ce7"/>
          <table:table-cell table:number-columns-repeated="248"/>
        </table:table-row>
        <table:table-row table:style-name="ro1">
          <table:table-cell/>
          <table:table-cell table:style-name="ce2"/>
          <table:table-cell table:style-name="Card_20_TL"/>
          <table:table-cell table:style-name="Card_20_T" table:number-columns-repeated="3"/>
          <table:table-cell table:style-name="Card_20_TR"/>
          <table:table-cell table:style-name="ce7"/>
          <table:table-cell table:number-columns-repeated="248"/>
        </table:table-row>
        <table:table-row table:style-name="ro4">
          <table:table-cell/>
          <table:table-cell table:style-name="ce2"/>
          <table:table-cell table:style-name="Card_20_L" office:value-type="string">
            <text:p>Gasoline</text:p>
          </table:table-cell>
          <table:table-cell table:style-name="Card" table:number-columns-repeated="2"/>
          <table:table-cell table:style-name="Input"/>
          <table:table-cell table:style-name="Card_20_R"/>
          <table:table-cell table:style-name="ce7"/>
          <table:table-cell table:number-columns-repeated="248"/>
        </table:table-row>
        <table:table-row table:style-name="ro4">
          <table:table-cell/>
          <table:table-cell table:style-name="ce2"/>
          <table:table-cell table:style-name="Card_20_L" office:value-type="string">
            <text:p>Car Wash</text:p>
          </table:table-cell>
          <table:table-cell table:style-name="Card" table:number-columns-repeated="2"/>
          <table:table-cell table:style-name="Input"/>
          <table:table-cell table:style-name="Card_20_R"/>
          <table:table-cell table:style-name="ce7"/>
          <table:table-cell table:number-columns-repeated="248"/>
        </table:table-row>
        <table:table-row table:style-name="ro4">
          <table:table-cell/>
          <table:table-cell table:style-name="ce2"/>
          <table:table-cell table:style-name="Card_20_L" office:value-type="string">
            <text:p>Parking Fees</text:p>
          </table:table-cell>
          <table:table-cell table:style-name="Card" table:number-columns-repeated="2"/>
          <table:table-cell table:style-name="Input"/>
          <table:table-cell table:style-name="Card_20_R"/>
          <table:table-cell table:style-name="ce7"/>
          <table:table-cell table:number-columns-repeated="248"/>
        </table:table-row>
        <table:table-row table:style-name="ro4">
          <table:table-cell/>
          <table:table-cell table:style-name="ce2"/>
          <table:table-cell table:style-name="Card_20_L" office:value-type="string">
            <text:p>Fines</text:p>
          </table:table-cell>
          <table:table-cell table:style-name="Card" table:number-columns-repeated="2"/>
          <table:table-cell table:style-name="Input"/>
          <table:table-cell table:style-name="Card_20_R"/>
          <table:table-cell table:style-name="ce7"/>
          <table:table-cell table:number-columns-repeated="248"/>
        </table:table-row>
        <table:table-row table:style-name="ro12" table:visibility="collapse">
          <table:table-cell/>
          <table:table-cell table:style-name="ce2"/>
          <table:table-cell table:style-name="Card_20_L" office:value-type="string">
            <text:p>Leasing Fee</text:p>
          </table:table-cell>
          <table:table-cell table:style-name="Card" table:number-columns-repeated="2"/>
          <table:table-cell table:style-name="Input"/>
          <table:table-cell table:style-name="Card_20_R"/>
          <table:table-cell table:style-name="ce7"/>
          <table:table-cell table:number-columns-repeated="248"/>
        </table:table-row>
        <table:table-row table:style-name="ro12" table:visibility="collapse">
          <table:table-cell/>
          <table:table-cell table:style-name="ce2"/>
          <table:table-cell table:style-name="Card_20_L" office:value-type="string">
            <text:p>Loan Payments</text:p>
          </table:table-cell>
          <table:table-cell table:style-name="Card" table:number-columns-repeated="2"/>
          <table:table-cell table:style-name="Input"/>
          <table:table-cell table:style-name="Card_20_R"/>
          <table:table-cell table:style-name="ce7"/>
          <table:table-cell table:number-columns-repeated="248"/>
        </table:table-row>
        <table:table-row table:style-name="ro12">
          <table:table-cell/>
          <table:table-cell table:style-name="ce2"/>
          <table:table-cell table:style-name="Card_20_L" office:value-type="string">
            <text:p>Savings for New Purchase</text:p>
          </table:table-cell>
          <table:table-cell table:style-name="Card" table:number-columns-repeated="2"/>
          <table:table-cell table:style-name="Input"/>
          <table:table-cell table:style-name="Card_20_R"/>
          <table:table-cell table:style-name="ce7"/>
          <table:table-cell table:number-columns-repeated="248"/>
        </table:table-row>
        <table:table-row table:style-name="ro4">
          <table:table-cell/>
          <table:table-cell table:style-name="ce2"/>
          <table:table-cell table:style-name="Card_20_L" office:value-type="string">
            <text:p>........................</text:p>
          </table:table-cell>
          <table:table-cell table:style-name="Card" table:number-columns-repeated="2"/>
          <table:table-cell table:style-name="Input"/>
          <table:table-cell table:style-name="Card_20_R"/>
          <table:table-cell table:style-name="ce7"/>
          <table:table-cell table:number-columns-repeated="248"/>
        </table:table-row>
        <table:table-row table:style-name="ro1">
          <table:table-cell/>
          <table:table-cell table:style-name="ce2"/>
          <table:table-cell table:style-name="Card_20_BL"/>
          <table:table-cell table:style-name="Card_20_B" table:number-columns-repeated="3"/>
          <table:table-cell table:style-name="Card_20_BR"/>
          <table:table-cell table:style-name="ce7"/>
          <table:table-cell table:number-columns-repeated="248"/>
        </table:table-row>
        <table:table-row table:style-name="ro10">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Heading1" office:value-type="string">
            <text:p>Annual Costs</text:p>
          </table:table-cell>
          <table:table-cell table:style-name="Default" table:number-columns-repeated="4"/>
          <table:table-cell table:style-name="ce7"/>
          <table:table-cell table:number-columns-repeated="248"/>
        </table:table-row>
        <table:table-row table:style-name="ro1">
          <table:table-cell/>
          <table:table-cell table:style-name="ce2"/>
          <table:table-cell table:style-name="Card_20_TL"/>
          <table:table-cell table:style-name="Card_20_T" table:number-columns-repeated="3"/>
          <table:table-cell table:style-name="Card_20_TR"/>
          <table:table-cell table:style-name="ce7"/>
          <table:table-cell table:number-columns-repeated="248"/>
        </table:table-row>
        <table:table-row table:style-name="ro4">
          <table:table-cell/>
          <table:table-cell table:style-name="ce2"/>
          <table:table-cell table:style-name="Card_20_L"/>
          <table:table-cell table:style-name="ce12" office:value-type="string">
            <text:p>Annual</text:p>
          </table:table-cell>
          <table:table-cell table:style-name="Card"/>
          <table:table-cell table:style-name="ce12" office:value-type="string">
            <text:p>Monthly Equivalent</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Taxes</text:p>
          </table:table-cell>
          <table:table-cell table:style-name="Input"/>
          <table:table-cell table:style-name="Card"/>
          <table:table-cell table:style-name="Result" table:formula="oooc:=ROUND([.D20]/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Insurance</text:p>
          </table:table-cell>
          <table:table-cell table:style-name="Input"/>
          <table:table-cell table:style-name="Card"/>
          <table:table-cell table:style-name="Result" table:formula="oooc:=ROUND([.D21]/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Service Costs</text:p>
          </table:table-cell>
          <table:table-cell table:style-name="Input"/>
          <table:table-cell table:style-name="Card"/>
          <table:table-cell table:style-name="Result" table:formula="oooc:=ROUND([.D22]/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Repairs</text:p>
          </table:table-cell>
          <table:table-cell table:style-name="Input"/>
          <table:table-cell table:style-name="Card"/>
          <table:table-cell table:style-name="Result" table:formula="oooc:=ROUND([.D23]/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Wearing Parts</text:p>
          </table:table-cell>
          <table:table-cell table:style-name="Input"/>
          <table:table-cell table:style-name="Card"/>
          <table:table-cell table:style-name="Result" table:formula="oooc:=ROUND([.D24]/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Automobile Association</text:p>
          </table:table-cell>
          <table:table-cell table:style-name="Input"/>
          <table:table-cell table:style-name="Card"/>
          <table:table-cell table:style-name="Result" table:formula="oooc:=ROUND([.D25]/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Motor Vehicle Inspection</text:p>
          </table:table-cell>
          <table:table-cell table:style-name="Input"/>
          <table:table-cell table:style-name="Card"/>
          <table:table-cell table:style-name="Result" table:formula="oooc:=ROUND([.D26]/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Emissions Testing</text:p>
          </table:table-cell>
          <table:table-cell table:style-name="Input"/>
          <table:table-cell table:style-name="Card"/>
          <table:table-cell table:style-name="Result" table:formula="oooc:=ROUND([.D27]/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text:p>
          </table:table-cell>
          <table:table-cell table:style-name="Input"/>
          <table:table-cell table:style-name="Card"/>
          <table:table-cell table:style-name="Result" table:formula="oooc:=ROUND([.D28]/12)" office:value-type="currency" office:currency="USD" office:value="0">
            <text:p>$0.00</text:p>
          </table:table-cell>
          <table:table-cell table:style-name="Card_20_R"/>
          <table:table-cell table:style-name="ce7"/>
          <table:table-cell table:number-columns-repeated="248"/>
        </table:table-row>
        <table:table-row table:style-name="ro1">
          <table:table-cell/>
          <table:table-cell table:style-name="ce2"/>
          <table:table-cell table:style-name="Card_20_BL"/>
          <table:table-cell table:style-name="Card_20_B" table:number-columns-repeated="3"/>
          <table:table-cell table:style-name="Card_20_BR"/>
          <table:table-cell table:style-name="ce7"/>
          <table:table-cell table:number-columns-repeated="248"/>
        </table:table-row>
        <table:table-row table:style-name="ro1">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Default"/>
          <table:table-cell table:style-name="Total" office:value-type="string">
            <text:p>Monthly Total</text:p>
          </table:table-cell>
          <table:table-cell table:style-name="Default"/>
          <table:table-cell table:style-name="Result2" table:formula="oooc:=SUM([.F7:.F26])" office:value-type="currency" office:currency="USD" office:value="0">
            <text:p>$0.00</text:p>
          </table:table-cell>
          <table:table-cell table:style-name="Default"/>
          <table:table-cell table:style-name="ce7"/>
          <table:table-cell table:number-columns-repeated="248"/>
        </table:table-row>
        <table:table-row table:style-name="ro1">
          <table:table-cell/>
          <table:table-cell table:style-name="ce3"/>
          <table:table-cell table:style-name="ce5" table:number-columns-repeated="5"/>
          <table:table-cell table:style-name="ce8"/>
          <table:table-cell table:number-columns-repeated="248"/>
        </table:table-row>
        <table:table-row table:style-name="ro1" table:number-rows-repeated="65503">
          <table:table-cell table:number-columns-repeated="256"/>
        </table:table-row>
        <table:table-row table:style-name="ro1">
          <table:table-cell table:number-columns-repeated="256"/>
        </table:table-row>
      </table:table>
      <table:table table:name="Acquisitions" table:style-name="ta1" table:protected="true" table:print-ranges="Acquisitions.C3:Acquisitions.G14">
        <table:table-column table:style-name="co1" table:number-columns-repeated="2" table:default-cell-style-name="Background"/>
        <table:table-column table:style-name="co2" table:default-cell-style-name="Background"/>
        <table:table-column table:style-name="co6" table:default-cell-style-name="Background"/>
        <table:table-column table:style-name="co1" table:default-cell-style-name="Background"/>
        <table:table-column table:style-name="co6" table:default-cell-style-name="Background"/>
        <table:table-column table:style-name="co1" table:number-columns-repeated="2" table:default-cell-style-name="Background"/>
        <table:table-column table:style-name="co4" table:number-columns-repeated="248" table:default-cell-style-name="Background"/>
        <table:table-row table:style-name="ro1">
          <table:table-cell table:number-columns-repeated="256"/>
        </table:table-row>
        <table:table-row table:style-name="ro1">
          <table:table-cell/>
          <table:table-cell table:style-name="ce1"/>
          <table:table-cell table:style-name="ce4" table:number-columns-repeated="5"/>
          <table:table-cell table:style-name="ce6"/>
          <table:table-cell table:number-columns-repeated="248"/>
        </table:table-row>
        <table:table-row table:style-name="ro2">
          <table:table-cell/>
          <table:table-cell table:style-name="ce2"/>
          <table:table-cell table:style-name="Heading" office:value-type="string" table:number-columns-spanned="5" table:number-rows-spanned="1">
            <text:p>Acquisitions</text:p>
          </table:table-cell>
          <table:covered-table-cell table:number-columns-repeated="4" table:style-name="Default"/>
          <table:table-cell table:style-name="ce7"/>
          <table:table-cell table:number-columns-repeated="248"/>
        </table:table-row>
        <table:table-row table:style-name="ro1">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Heading1" office:value-type="string">
            <text:p>Acquisitions</text:p>
          </table:table-cell>
          <table:table-cell table:style-name="Default" table:number-columns-repeated="4"/>
          <table:table-cell table:style-name="ce7"/>
          <table:table-cell table:number-columns-repeated="248"/>
        </table:table-row>
        <table:table-row table:style-name="ro1">
          <table:table-cell/>
          <table:table-cell table:style-name="ce2"/>
          <table:table-cell table:style-name="Card_20_TL"/>
          <table:table-cell table:style-name="Card_20_T" table:number-columns-repeated="3"/>
          <table:table-cell table:style-name="Card_20_TR"/>
          <table:table-cell table:style-name="ce7"/>
          <table:table-cell table:number-columns-repeated="248"/>
        </table:table-row>
        <table:table-row table:style-name="ro4">
          <table:table-cell/>
          <table:table-cell table:style-name="ce2"/>
          <table:table-cell table:style-name="Card_20_L"/>
          <table:table-cell table:style-name="ce12" office:value-type="string">
            <text:p>Acquisition Costs</text:p>
          </table:table-cell>
          <table:table-cell table:style-name="Card"/>
          <table:table-cell table:style-name="ce12" office:value-type="string">
            <text:p>Monthly Equivalent</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Furniture / Household Items</text:p>
          </table:table-cell>
          <table:table-cell table:style-name="Input"/>
          <table:table-cell table:style-name="Card"/>
          <table:table-cell table:style-name="Result" table:formula="oooc:=ROUND([.D8]/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Audio / Video Equipment</text:p>
          </table:table-cell>
          <table:table-cell table:style-name="Input"/>
          <table:table-cell table:style-name="Card"/>
          <table:table-cell table:style-name="Result" table:formula="oooc:=ROUND([.D9]/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New Computer</text:p>
          </table:table-cell>
          <table:table-cell table:style-name="Input"/>
          <table:table-cell table:style-name="Card"/>
          <table:table-cell table:style-name="Result" table:formula="oooc:=ROUND([.D10]/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text:p>
          </table:table-cell>
          <table:table-cell table:style-name="Input"/>
          <table:table-cell table:style-name="Card"/>
          <table:table-cell table:style-name="Result" table:formula="oooc:=ROUND([.D11]/12)" office:value-type="currency" office:currency="USD" office:value="0">
            <text:p>$0.00</text:p>
          </table:table-cell>
          <table:table-cell table:style-name="Card_20_R"/>
          <table:table-cell table:style-name="ce7"/>
          <table:table-cell table:number-columns-repeated="248"/>
        </table:table-row>
        <table:table-row table:style-name="ro1">
          <table:table-cell/>
          <table:table-cell table:style-name="ce2"/>
          <table:table-cell table:style-name="Card_20_BL"/>
          <table:table-cell table:style-name="Card_20_B" table:number-columns-repeated="3"/>
          <table:table-cell table:style-name="Card_20_BR"/>
          <table:table-cell table:style-name="ce7"/>
          <table:table-cell table:number-columns-repeated="248"/>
        </table:table-row>
        <table:table-row table:style-name="ro1">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Default"/>
          <table:table-cell table:style-name="Total" office:value-type="string">
            <text:p>Monthly Total</text:p>
          </table:table-cell>
          <table:table-cell table:style-name="Default"/>
          <table:table-cell table:style-name="Result2" table:formula="oooc:=SUM([.F8:.F11])" office:value-type="currency" office:currency="USD" office:value="0">
            <text:p>$0.00</text:p>
          </table:table-cell>
          <table:table-cell table:style-name="Default"/>
          <table:table-cell table:style-name="ce7"/>
          <table:table-cell table:number-columns-repeated="248"/>
        </table:table-row>
        <table:table-row table:style-name="ro1">
          <table:table-cell/>
          <table:table-cell table:style-name="ce3"/>
          <table:table-cell table:style-name="ce5" table:number-columns-repeated="5"/>
          <table:table-cell table:style-name="ce8"/>
          <table:table-cell table:number-columns-repeated="248"/>
        </table:table-row>
        <table:table-row table:style-name="ro1" table:number-rows-repeated="65520">
          <table:table-cell table:number-columns-repeated="256"/>
        </table:table-row>
        <table:table-row table:style-name="ro1">
          <table:table-cell table:number-columns-repeated="256"/>
        </table:table-row>
      </table:table>
      <table:table table:name="Vacation" table:style-name="ta1" table:protected="true" table:print-ranges="Vacation.C3:Vacation.G23">
        <table:table-column table:style-name="co1" table:number-columns-repeated="2" table:default-cell-style-name="Background"/>
        <table:table-column table:style-name="co2" table:default-cell-style-name="Background"/>
        <table:table-column table:style-name="co6" table:default-cell-style-name="Background"/>
        <table:table-column table:style-name="co1" table:default-cell-style-name="Background"/>
        <table:table-column table:style-name="co6" table:default-cell-style-name="Background"/>
        <table:table-column table:style-name="co1" table:number-columns-repeated="2" table:default-cell-style-name="Background"/>
        <table:table-column table:style-name="co4" table:number-columns-repeated="248" table:default-cell-style-name="Background"/>
        <table:table-row table:style-name="ro1">
          <table:table-cell table:number-columns-repeated="256"/>
        </table:table-row>
        <table:table-row table:style-name="ro1">
          <table:table-cell/>
          <table:table-cell table:style-name="ce1"/>
          <table:table-cell table:style-name="ce4" table:number-columns-repeated="5"/>
          <table:table-cell table:style-name="ce6"/>
          <table:table-cell table:number-columns-repeated="248"/>
        </table:table-row>
        <table:table-row table:style-name="ro2">
          <table:table-cell/>
          <table:table-cell table:style-name="ce2"/>
          <table:table-cell table:style-name="Heading" office:value-type="string" table:number-columns-spanned="5" table:number-rows-spanned="1">
            <text:p>Vacation</text:p>
          </table:table-cell>
          <table:covered-table-cell table:number-columns-repeated="4" table:style-name="Default"/>
          <table:table-cell table:style-name="ce7"/>
          <table:table-cell table:number-columns-repeated="248"/>
        </table:table-row>
        <table:table-row table:style-name="ro1">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Heading1" office:value-type="string">
            <text:p>All-inclusive Vacation</text:p>
          </table:table-cell>
          <table:table-cell table:style-name="Default" table:number-columns-repeated="4"/>
          <table:table-cell table:style-name="ce7"/>
          <table:table-cell table:number-columns-repeated="248"/>
        </table:table-row>
        <table:table-row table:style-name="ro1">
          <table:table-cell/>
          <table:table-cell table:style-name="ce2"/>
          <table:table-cell table:style-name="Card_20_TL"/>
          <table:table-cell table:style-name="Card_20_T" table:number-columns-repeated="3"/>
          <table:table-cell table:style-name="Card_20_TR"/>
          <table:table-cell table:style-name="ce7"/>
          <table:table-cell table:number-columns-repeated="248"/>
        </table:table-row>
        <table:table-row table:style-name="ro4">
          <table:table-cell/>
          <table:table-cell table:style-name="ce2"/>
          <table:table-cell table:style-name="Card_20_L"/>
          <table:table-cell table:style-name="ce12" office:value-type="string">
            <text:p>Expenses</text:p>
          </table:table-cell>
          <table:table-cell table:style-name="Card"/>
          <table:table-cell table:style-name="ce12" office:value-type="string">
            <text:p>Monthly Equivalent</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Summer Vacation</text:p>
          </table:table-cell>
          <table:table-cell table:style-name="Input"/>
          <table:table-cell table:style-name="Card"/>
          <table:table-cell table:style-name="Result" table:formula="oooc:=ROUND([.D8]/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Ski Trip(s)</text:p>
          </table:table-cell>
          <table:table-cell table:style-name="Input"/>
          <table:table-cell table:style-name="Card"/>
          <table:table-cell table:style-name="Result" table:formula="oooc:=ROUND([.D9]/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text:p>
          </table:table-cell>
          <table:table-cell table:style-name="Input"/>
          <table:table-cell table:style-name="Card"/>
          <table:table-cell table:style-name="Result" table:formula="oooc:=ROUND([.D10]/12)" office:value-type="currency" office:currency="USD" office:value="0">
            <text:p>$0.00</text:p>
          </table:table-cell>
          <table:table-cell table:style-name="Card_20_R"/>
          <table:table-cell table:style-name="ce7"/>
          <table:table-cell table:number-columns-repeated="248"/>
        </table:table-row>
        <table:table-row table:style-name="ro1">
          <table:table-cell/>
          <table:table-cell table:style-name="ce2"/>
          <table:table-cell table:style-name="Card_20_BL"/>
          <table:table-cell table:style-name="Card_20_B" table:number-columns-repeated="3"/>
          <table:table-cell table:style-name="Card_20_BR"/>
          <table:table-cell table:style-name="ce7"/>
          <table:table-cell table:number-columns-repeated="248"/>
        </table:table-row>
        <table:table-row table:style-name="ro10">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Heading1" office:value-type="string">
            <text:p>Weekend Getaways</text:p>
          </table:table-cell>
          <table:table-cell table:style-name="Default" table:number-columns-repeated="4"/>
          <table:table-cell table:style-name="ce7"/>
          <table:table-cell table:number-columns-repeated="248"/>
        </table:table-row>
        <table:table-row table:style-name="ro1">
          <table:table-cell/>
          <table:table-cell table:style-name="ce2"/>
          <table:table-cell table:style-name="Card_20_TL"/>
          <table:table-cell table:style-name="Card_20_T" table:number-columns-repeated="3"/>
          <table:table-cell table:style-name="Card_20_TR"/>
          <table:table-cell table:style-name="ce7"/>
          <table:table-cell table:number-columns-repeated="248"/>
        </table:table-row>
        <table:table-row table:style-name="ro4">
          <table:table-cell/>
          <table:table-cell table:style-name="ce2"/>
          <table:table-cell table:style-name="Card_20_L"/>
          <table:table-cell table:style-name="ce12" office:value-type="string">
            <text:p>Expenses</text:p>
          </table:table-cell>
          <table:table-cell table:style-name="Card"/>
          <table:table-cell table:style-name="ce12" office:value-type="string">
            <text:p>Monthly Equivalent</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Flight</text:p>
          </table:table-cell>
          <table:table-cell table:style-name="Input"/>
          <table:table-cell table:style-name="Card"/>
          <table:table-cell table:style-name="Result" table:formula="oooc:=ROUND([.D16]/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Hotel</text:p>
          </table:table-cell>
          <table:table-cell table:style-name="Input"/>
          <table:table-cell table:style-name="Card"/>
          <table:table-cell table:style-name="Result" table:formula="oooc:=ROUND([.D17]/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Rental Car</text:p>
          </table:table-cell>
          <table:table-cell table:style-name="Input"/>
          <table:table-cell table:style-name="Card"/>
          <table:table-cell table:style-name="Result" table:formula="oooc:=ROUND([.D18]/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Meals</text:p>
          </table:table-cell>
          <table:table-cell table:style-name="Input"/>
          <table:table-cell table:style-name="Card"/>
          <table:table-cell table:style-name="Result" table:formula="oooc:=ROUND([.D19]/12)" office:value-type="currency" office:currency="USD" office:value="0">
            <text:p>$0.00</text:p>
          </table:table-cell>
          <table:table-cell table:style-name="Card_20_R"/>
          <table:table-cell table:style-name="ce7"/>
          <table:table-cell table:number-columns-repeated="248"/>
        </table:table-row>
        <table:table-row table:style-name="ro4">
          <table:table-cell/>
          <table:table-cell table:style-name="ce2"/>
          <table:table-cell table:style-name="Card_20_L" office:value-type="string">
            <text:p>........................</text:p>
          </table:table-cell>
          <table:table-cell table:style-name="Input"/>
          <table:table-cell table:style-name="Card"/>
          <table:table-cell table:style-name="Result" table:formula="oooc:=ROUND([.D20]/12)" office:value-type="currency" office:currency="USD" office:value="0">
            <text:p>$0.00</text:p>
          </table:table-cell>
          <table:table-cell table:style-name="Card_20_R"/>
          <table:table-cell table:style-name="ce7"/>
          <table:table-cell table:number-columns-repeated="248"/>
        </table:table-row>
        <table:table-row table:style-name="ro1">
          <table:table-cell/>
          <table:table-cell table:style-name="ce2"/>
          <table:table-cell table:style-name="Card_20_BL"/>
          <table:table-cell table:style-name="Card_20_B" table:number-columns-repeated="3"/>
          <table:table-cell table:style-name="Card_20_BR"/>
          <table:table-cell table:style-name="ce7"/>
          <table:table-cell table:number-columns-repeated="248"/>
        </table:table-row>
        <table:table-row table:style-name="ro1">
          <table:table-cell/>
          <table:table-cell table:style-name="ce2"/>
          <table:table-cell table:style-name="Default" table:number-columns-repeated="5"/>
          <table:table-cell table:style-name="ce7"/>
          <table:table-cell table:number-columns-repeated="248"/>
        </table:table-row>
        <table:table-row table:style-name="ro1">
          <table:table-cell/>
          <table:table-cell table:style-name="ce2"/>
          <table:table-cell table:style-name="Default"/>
          <table:table-cell table:style-name="Total" office:value-type="string">
            <text:p>Monthly Total</text:p>
          </table:table-cell>
          <table:table-cell table:style-name="Default"/>
          <table:table-cell table:style-name="Result2" table:formula="oooc:=SUM([.F8:.F20])" office:value-type="currency" office:currency="USD" office:value="0">
            <text:p>$0.00</text:p>
          </table:table-cell>
          <table:table-cell table:style-name="Default"/>
          <table:table-cell table:style-name="ce7"/>
          <table:table-cell table:number-columns-repeated="248"/>
        </table:table-row>
        <table:table-row table:style-name="ro1">
          <table:table-cell/>
          <table:table-cell table:style-name="ce3"/>
          <table:table-cell table:style-name="ce5" table:number-columns-repeated="5"/>
          <table:table-cell table:style-name="ce8"/>
          <table:table-cell table:number-columns-repeated="248"/>
        </table:table-row>
        <table:table-row table:style-name="ro1" table:number-rows-repeated="65511">
          <table:table-cell table:number-columns-repeated="256"/>
        </table:table-row>
        <table:table-row table:style-name="ro1">
          <table:table-cell table:number-columns-repeated="256"/>
        </table:table-row>
      </table:table>
      <table:table table:name="Leisure" table:style-name="ta1" table:protected="true" table:print-ranges="Leisure.C3:Leisure.E24">
        <table:table-column table:style-name="co1" table:number-columns-repeated="2" table:default-cell-style-name="Background"/>
        <table:table-column table:style-name="co2" table:default-cell-style-name="Background"/>
        <table:table-column table:style-name="co6" table:default-cell-style-name="Background"/>
        <table:table-column table:style-name="co1" table:number-columns-repeated="2" table:default-cell-style-name="Background"/>
        <table:table-column table:style-name="co4" table:number-columns-repeated="250" table:default-cell-style-name="Background"/>
        <table:table-row table:style-name="ro1">
          <table:table-cell table:number-columns-repeated="256"/>
        </table:table-row>
        <table:table-row table:style-name="ro1">
          <table:table-cell/>
          <table:table-cell table:style-name="ce1"/>
          <table:table-cell table:style-name="ce4" table:number-columns-repeated="3"/>
          <table:table-cell table:style-name="ce6"/>
          <table:table-cell table:number-columns-repeated="250"/>
        </table:table-row>
        <table:table-row table:style-name="ro2">
          <table:table-cell/>
          <table:table-cell table:style-name="ce2"/>
          <table:table-cell table:style-name="Heading" office:value-type="string" table:number-columns-spanned="3" table:number-rows-spanned="1">
            <text:p>Leisure</text:p>
          </table:table-cell>
          <table:covered-table-cell table:number-columns-repeated="2" table:style-name="Default"/>
          <table:table-cell table:style-name="ce7"/>
          <table:table-cell table:number-columns-repeated="250"/>
        </table:table-row>
        <table:table-row table:style-name="ro1">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Cultural Activities</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Movie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Theater</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Opera</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Concert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7:.D11])"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0">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Gourmet Delights</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Restaurant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Club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Bar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17:.D20])"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Total" office:value-type="string">
            <text:p>Monthly Total</text:p>
          </table:table-cell>
          <table:table-cell table:style-name="Result2" table:formula="oooc:=[.D12]+[.D21]" office:value-type="currency" office:currency="USD" office:value="0">
            <text:p>$0.00</text:p>
          </table:table-cell>
          <table:table-cell table:style-name="Default"/>
          <table:table-cell table:style-name="ce7"/>
          <table:table-cell table:number-columns-repeated="250"/>
        </table:table-row>
        <table:table-row table:style-name="ro1">
          <table:table-cell/>
          <table:table-cell table:style-name="ce3"/>
          <table:table-cell table:style-name="ce5" table:number-columns-repeated="3"/>
          <table:table-cell table:style-name="ce8"/>
          <table:table-cell table:number-columns-repeated="250"/>
        </table:table-row>
        <table:table-row table:style-name="ro1" table:number-rows-repeated="65510">
          <table:table-cell table:number-columns-repeated="256"/>
        </table:table-row>
        <table:table-row table:style-name="ro1">
          <table:table-cell table:number-columns-repeated="256"/>
        </table:table-row>
      </table:table>
      <table:table table:name="Miscellaneous" table:style-name="ta1" table:protected="true" table:print-ranges="Miscellaneous.C3:Miscellaneous.E31">
        <table:table-column table:style-name="co1" table:number-columns-repeated="2" table:default-cell-style-name="Background"/>
        <table:table-column table:style-name="co2" table:default-cell-style-name="Background"/>
        <table:table-column table:style-name="co6" table:default-cell-style-name="Background"/>
        <table:table-column table:style-name="co1" table:number-columns-repeated="2" table:default-cell-style-name="Background"/>
        <table:table-column table:style-name="co4" table:number-columns-repeated="250" table:default-cell-style-name="Background"/>
        <table:table-row table:style-name="ro1">
          <table:table-cell table:number-columns-repeated="256"/>
        </table:table-row>
        <table:table-row table:style-name="ro1">
          <table:table-cell/>
          <table:table-cell table:style-name="ce1"/>
          <table:table-cell table:style-name="ce4" table:number-columns-repeated="3"/>
          <table:table-cell table:style-name="ce6"/>
          <table:table-cell table:number-columns-repeated="250"/>
        </table:table-row>
        <table:table-row table:style-name="ro2">
          <table:table-cell/>
          <table:table-cell table:style-name="ce2"/>
          <table:table-cell table:style-name="Heading" office:value-type="string" table:number-columns-spanned="3" table:number-rows-spanned="1">
            <text:p>Miscellaneous</text:p>
          </table:table-cell>
          <table:covered-table-cell table:number-columns-repeated="2" table:style-name="Default"/>
          <table:table-cell table:style-name="ce7"/>
          <table:table-cell table:number-columns-repeated="250"/>
        </table:table-row>
        <table:table-row table:style-name="ro1">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Wellness</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Sport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Continuing Education</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e15"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7:.D9])"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0">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Presents &amp; Donations</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Present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Donation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15:.D16])"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0">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Heading1" office:value-type="string">
            <text:p>Leisure Time</text:p>
          </table:table-cell>
          <table:table-cell table:style-name="Default" table:number-columns-repeated="2"/>
          <table:table-cell table:style-name="ce7"/>
          <table:table-cell table:number-columns-repeated="250"/>
        </table:table-row>
        <table:table-row table:style-name="ro1">
          <table:table-cell/>
          <table:table-cell table:style-name="ce2"/>
          <table:table-cell table:style-name="Card_20_TL"/>
          <table:table-cell table:style-name="Card_20_T"/>
          <table:table-cell table:style-name="Card_20_TR"/>
          <table:table-cell table:style-name="ce7"/>
          <table:table-cell table:number-columns-repeated="250"/>
        </table:table-row>
        <table:table-row table:style-name="ro4">
          <table:table-cell/>
          <table:table-cell table:style-name="ce2"/>
          <table:table-cell table:style-name="Card_20_L" office:value-type="string">
            <text:p>Newspapers, Magazine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Book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CD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Video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ard_20_L" office:value-type="string">
            <text:p>Hobbies</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ce15" office:value-type="string">
            <text:p>........................</text:p>
          </table:table-cell>
          <table:table-cell table:style-name="Input"/>
          <table:table-cell table:style-name="Card_20_R"/>
          <table:table-cell table:style-name="ce7"/>
          <table:table-cell table:number-columns-repeated="250"/>
        </table:table-row>
        <table:table-row table:style-name="ro4">
          <table:table-cell/>
          <table:table-cell table:style-name="ce2"/>
          <table:table-cell table:style-name="Subtotal_20_L" office:value-type="string">
            <text:p>Subtotal</text:p>
          </table:table-cell>
          <table:table-cell table:style-name="Result2" table:formula="oooc:=SUM([.D22:.D27])" office:value-type="currency" office:currency="USD" office:value="0">
            <text:p>$0.00</text:p>
          </table:table-cell>
          <table:table-cell table:style-name="Card_20_R"/>
          <table:table-cell table:style-name="ce7"/>
          <table:table-cell table:number-columns-repeated="250"/>
        </table:table-row>
        <table:table-row table:style-name="ro1">
          <table:table-cell/>
          <table:table-cell table:style-name="ce2"/>
          <table:table-cell table:style-name="Card_20_BL"/>
          <table:table-cell table:style-name="Card_20_B"/>
          <table:table-cell table:style-name="Card_20_BR"/>
          <table:table-cell table:style-name="ce7"/>
          <table:table-cell table:number-columns-repeated="250"/>
        </table:table-row>
        <table:table-row table:style-name="ro1">
          <table:table-cell/>
          <table:table-cell table:style-name="ce2"/>
          <table:table-cell table:style-name="Default" table:number-columns-repeated="3"/>
          <table:table-cell table:style-name="ce7"/>
          <table:table-cell table:number-columns-repeated="250"/>
        </table:table-row>
        <table:table-row table:style-name="ro1">
          <table:table-cell/>
          <table:table-cell table:style-name="ce2"/>
          <table:table-cell table:style-name="Total" office:value-type="string">
            <text:p>Monthly Total</text:p>
          </table:table-cell>
          <table:table-cell table:style-name="Result2" table:formula="oooc:=[.D10]+[.D17]+[.D28]" office:value-type="currency" office:currency="USD" office:value="0">
            <text:p>$0.00</text:p>
          </table:table-cell>
          <table:table-cell table:style-name="Default"/>
          <table:table-cell table:style-name="ce7"/>
          <table:table-cell table:number-columns-repeated="250"/>
        </table:table-row>
        <table:table-row table:style-name="ro1">
          <table:table-cell/>
          <table:table-cell table:style-name="ce3"/>
          <table:table-cell table:style-name="ce5" table:number-columns-repeated="3"/>
          <table:table-cell table:style-name="ce8"/>
          <table:table-cell table:number-columns-repeated="250"/>
        </table:table-row>
        <table:table-row table:style-name="ro1" table:number-rows-repeated="65503">
          <table:table-cell table:number-columns-repeated="256"/>
        </table:table-row>
        <table:table-row table:style-name="ro1">
          <table:table-cell table:number-columns-repeated="256"/>
        </table:table-row>
      </table:table>
      <table:named-expressions>
        <table:named-range table:name="Name" table:base-cell-address="$Overview.$D$7" table:cell-range-address="$'User Data'.$D$7"/>
        <table:named-range table:name="Partner" table:base-cell-address="$Housing.$E$11" table:cell-range-address="$'User Data'.$D$14"/>
        <table:named-range table:name="TotalIncome" table:base-cell-address="$'Total Income'.$H$30" table:cell-range-address="$'Total Income'.$F$30"/>
        <table:named-range table:name="TotalHousing" table:base-cell-address="$'Total Income'.$H$30" table:cell-range-address="$Housing.$D$26"/>
        <table:named-range table:name="TotalLiving" table:base-cell-address="$Living.$F$22" table:cell-range-address="$Living.$D$24"/>
        <table:named-range table:name="TotalFinances" table:base-cell-address="$Living.$F$22" table:cell-range-address="$Bank.$D$30"/>
        <table:named-range table:name="TotalInsurances" table:base-cell-address="$Insurance.$H$21" table:cell-range-address="$Insurance.$F$21"/>
        <table:named-range table:name="TotalCommunication" table:base-cell-address="$Insurance.$H$21" table:cell-range-address="$Communication.$D$28"/>
        <table:named-range table:name="TotalCar" table:base-cell-address="$'Car Expenses'.$H$29" table:cell-range-address="$'Car Expenses'.$F$31"/>
        <table:named-range table:name="TotalPurchases" table:base-cell-address="$'Car Expenses'.$H$29" table:cell-range-address="$Acquisitions.$F$14"/>
        <table:named-range table:name="TotalVacation" table:base-cell-address="$'Car Expenses'.$H$29" table:cell-range-address="$Vacation.$F$23"/>
        <table:named-range table:name="TotalGoingOut" table:base-cell-address="$'Car Expenses'.$H$29" table:cell-range-address="$Leisure.$D$24"/>
        <table:named-range table:name="TotalMisc" table:base-cell-address="$Miscellaneous.$F$31" table:cell-range-address="$Miscellaneous.$D$31"/>
        <table:named-range table:name="Address1" table:base-cell-address="$'User Data'.$F$8" table:cell-range-address="$'User Data'.$D$8"/>
        <table:named-range table:name="Address2" table:base-cell-address="$'User Data'.$F$8" table:cell-range-address="$'User Data'.$D$9"/>
        <table:named-range table:name="RentedHome" table:base-cell-address="$Housing.$F$8" table:cell-range-address="$Housing.$D$7:.$D$8"/>
        <table:named-range table:name="OwnedHome" table:base-cell-address="$Housing.$F$8" table:cell-range-address="$Housing.$D$9:.$D$11"/>
        <table:named-range table:name="CarLeasing" table:base-cell-address="$'Car Expenses'.$H$11" table:cell-range-address="$'Car Expenses'.$F$11"/>
        <table:named-range table:name="CarLoans" table:base-cell-address="$'Car Expenses'.$H$11" table:cell-range-address="$'Car Expenses'.$F$12"/>
        <table:named-range table:name="CarSavings" table:base-cell-address="$'Car Expenses'.$H$11" table:cell-range-address="$'Car Expenses'.$F$1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WT UI" svg:font-family="'Andale WT UI', 'MS Mincho', 'HG Mincho L', 'MS PGothic', 'Arial Unicode MS'"/>
    <style:font-face style:name="Simplified Arabic" svg:font-family="'Simplified Arabic', 'Andale WT UI', 'Arial Unicode M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office:font-face-decls>
  <office:styles>
    <style:default-style style:family="table-cell">
      <style:table-cell-properties style:decimal-places="2"/>
      <style:paragraph-properties style:tab-stop-distance="3.53cm"/>
      <style:text-properties style:font-name="Albany" fo:language="en" fo:country="US" style:font-name-asian="HG Mincho Light J" style:language-asian="none" style:country-asian="none" style:font-name-complex="Arial Unicode MS"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fo:color="#000000" fo:font-family="Thorndale" style:font-family-generic="roman" style:font-pitch="variable" fo:font-size="12pt" fo:language="en" fo:country="US" style:font-family-asian="'HG Mincho Light J'" style:font-pitch-asian="variable" style:font-size-asian="24pt" style:language-asian="none" style:country-asian="none" style:font-size-complex="24pt" style:language-complex="none" style:country-complex="none"/>
    </style:default-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07">
      <number:number number:decimal-places="2" number:min-integer-digits="1" number:grouping="true"/>
      <number:text> </number:text>
      <number:currency-symbol number:language="de" number:country="DE">€</number:currency-symbol>
    </number:currency-style>
    <number:currency-style style:name="N108">
      <number:number number:decimal-places="2" number:min-integer-digits="1" number:grouping="true"/>
      <number:text> </number:text>
      <number:currency-symbol number:language="de" number:country="DE">DM</number:currency-symbol>
    </number:currency-style>
    <number:currency-style style:name="N109">
      <number:number number:decimal-places="0" number:min-integer-digits="1" number:grouping="true"/>
      <number:text> </number:text>
      <number:currency-symbol number:language="de" number:country="DE">DM</number:currency-symbol>
    </number:currency-style>
    <number:currency-style style:name="N5107" number:language="en" number:country="US">
      <number:currency-symbol number:language="en" number:country="US">$</number:currency-symbol>
      <number:number number:decimal-places="0" number:min-integer-digits="1" number:grouping="true"/>
    </number:currency-style>
    <number:currency-style style:name="N10106" number:language="de" number:country="DE">
      <number:number number:decimal-places="2" number:min-integer-digits="1" number:grouping="true"/>
      <number:text> </number:text>
      <number:currency-symbol number:language="de" number:country="DE">DM</number:currency-symbol>
    </number:currency-style>
    <number:currency-style style:name="N10107" number:language="de" number:country="DE">
      <number:number number:decimal-places="0" number:min-integer-digits="1" number:grouping="true"/>
      <number:text> </number:text>
      <number:currency-symbol number:language="de" number:country="DE">DM</number:currency-symbol>
    </number:currency-style>
    <number:currency-style style:name="N10108" number:language="de" number:country="DE">
      <number:number number:decimal-places="0" number:min-integer-digits="1"/>
      <number:text> </number:text>
      <number:currency-symbol number:language="en" number:country="US">$</number:currency-symbol>
    </number:currency-style>
    <style:style style:name="Default" style:family="table-cell" style:data-style-name="N5000">
      <style:table-cell-properties style:text-align-source="value-type" style:repeat-content="false" style:vertical-align="middle"/>
      <style:text-properties fo:language="en" fo:country="US"/>
    </style:style>
    <style:style style:name="Result" style:family="table-cell" style:parent-style-name="Default" style:data-style-name="N5104">
      <style:table-cell-properties fo:background-color="#e6e6e6" fo:border="0.002cm solid #000000"/>
      <style:text-properties fo:font-style="normal" style:text-underline-style="none" fo:font-weight="normal"/>
    </style:style>
    <style:style style:name="Result2" style:family="table-cell" style:parent-style-name="Result" style:data-style-name="N5104">
      <style:text-properties fo:font-weight="bold"/>
    </style:style>
    <style:style style:name="Heading" style:family="table-cell" style:parent-style-name="Default">
      <style:table-cell-properties fo:background-color="#000080" style:text-align-source="fix" style:repeat-content="false" fo:border="0.002cm solid #000080"/>
      <style:paragraph-properties fo:text-align="center"/>
      <style:text-properties fo:color="#e6e6ff" fo:font-size="18pt" fo:font-style="normal"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 style:family="table-cell" style:parent-style-name="Default">
      <style:table-cell-properties fo:background-color="#e6e6ff" style:text-align-source="fix" style:repeat-content="false" fo:wrap-option="wrap" fo:padding-bottom="0.035cm" fo:padding-left="0.035cm" fo:padding-right="0.335cm" fo:padding-top="0.035cm"/>
      <style:paragraph-properties fo:text-align="end"/>
      <style:text-properties fo:font-weight="normal"/>
    </style:style>
    <style:style style:name="Input" style:family="table-cell" style:parent-style-name="Default" style:data-style-name="N5104">
      <style:table-cell-properties style:cell-protect="none" style:print-content="true" style:text-align-source="value-type" style:repeat-content="false" fo:background-color="transparent" fo:border="0.002cm solid #000000" style:shadow="none"/>
    </style:style>
    <style:style style:name="Subtotal" style:family="table-cell" style:parent-style-name="Card">
      <style:text-properties fo:font-weight="bold"/>
    </style:style>
    <style:style style:name="Total" style:family="table-cell" style:parent-style-name="Default">
      <style:table-cell-properties fo:padding-bottom="0.035cm" fo:padding-left="0.035cm" fo:padding-right="0.534cm" fo:padding-top="0.035cm"/>
      <style:text-properties fo:font-weight="bold"/>
    </style:style>
    <style:style style:name="Card_20_TL" style:display-name="Card TL" style:family="table-cell" style:parent-style-name="Card">
      <style:table-cell-properties fo:border-bottom="none" fo:border-left="0.002cm solid #000080" fo:border-right="none" fo:border-top="0.002cm solid #000080"/>
    </style:style>
    <style:style style:name="Card_20_T" style:display-name="Card T" style:family="table-cell" style:parent-style-name="Card">
      <style:table-cell-properties fo:border-bottom="none" fo:border-left="none" fo:border-right="none" fo:border-top="0.002cm solid #000080"/>
    </style:style>
    <style:style style:name="Card_20_TR" style:display-name="Card TR" style:family="table-cell" style:parent-style-name="Card">
      <style:table-cell-properties fo:border-bottom="none" fo:border-left="none" fo:border-right="0.002cm solid #000080" fo:border-top="0.002cm solid #000080"/>
    </style:style>
    <style:style style:name="Card_20_L" style:display-name="Card L" style:family="table-cell" style:parent-style-name="Card">
      <style:table-cell-properties fo:border-bottom="none" fo:border-left="0.002cm solid #000080" fo:border-right="none" fo:border-top="none"/>
    </style:style>
    <style:style style:name="Card_20_R" style:display-name="Card R" style:family="table-cell" style:parent-style-name="Card">
      <style:table-cell-properties fo:border-bottom="none" fo:border-left="none" fo:border-right="0.002cm solid #000080" fo:border-top="none"/>
    </style:style>
    <style:style style:name="Card_20_B" style:display-name="Card B" style:family="table-cell" style:parent-style-name="Card">
      <style:table-cell-properties fo:border-bottom="0.002cm solid #000080" fo:border-left="none" fo:border-right="none" fo:border-top="none"/>
    </style:style>
    <style:style style:name="Card_20_BL" style:display-name="Card BL" style:family="table-cell" style:parent-style-name="Card">
      <style:table-cell-properties fo:border-bottom="0.002cm solid #000080" fo:border-left="0.002cm solid #000080" fo:border-right="none" fo:border-top="none"/>
    </style:style>
    <style:style style:name="Card_20_BR" style:display-name="Card BR" style:family="table-cell" style:parent-style-name="Card">
      <style:table-cell-properties fo:border-bottom="0.002cm solid #000080" fo:border-left="none" fo:border-right="0.002cm solid #000080" fo:border-top="none"/>
    </style:style>
    <style:style style:name="Column_20_Header" style:display-name="Column Header" style:family="table-cell" style:parent-style-name="Card">
      <style:table-cell-properties style:text-align-source="fix" style:repeat-content="false" fo:border="0.002cm solid #000080" fo:padding="0.035cm" style:vertical-align="automatic"/>
      <style:paragraph-properties fo:text-align="center"/>
    </style:style>
    <style:style style:name="Subtotal_20_L" style:display-name="Subtotal L" style:family="table-cell" style:parent-style-name="Card_20_L">
      <style:text-properties fo:font-weight="bold"/>
    </style:style>
  </office:styles>
  <office:automatic-styles>
    <style:page-layout style:name="pm1">
      <style:page-layout-properties fo:page-width="21.59cm" fo:page-height="27.94cm" style:table-centering="horizontal"/>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pm2">
      <style:page-layout-properties fo:page-width="27.94cm" fo:page-height="21.59cm" style:num-format="1" style:print-orientation="landscape" style:table-centering="horizontal"/>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cm" fo:background-color="transparent">
          <style:background-image/>
        </style:header-footer-properties>
      </style:footer-style>
    </style:page-layout>
  </office:automatic-styles>
  <office:master-styles>
    <style:master-page style:name="Default" style:page-layout-name="pm1">
      <style:header/>
      <style:header-left style:display="false"/>
      <style:footer>
        <text:p>Seite <text:page-number>1</text:page-number></text:p>
      </style:footer>
      <style:footer-left style:display="false"/>
    </style:master-page>
    <style:master-page style:name="Report" style:page-layout-name="pm2">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meta:generator>
    <meta:creation-date>2006-06-09T09:32:30</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13" meta:cell-count="343" meta:object-count="8"/>
  </office:meta>
</office:document-meta>
</file>

<file path=Basic/Standard/Language.xml><?xml version="1.0" encoding="utf-8"?>
<!DOCTYPE module  PUBLIC '-//OpenOffice.org//DTD OfficeDocument 1.0//EN'  'module.dtd'>
<script:module xmlns:script="http://openoffice.org/2000/script" script:name="Language" script:language="StarBasic">REM  *****  BASIC  *****
Option Explicit

Public Const InputStyleName = "Input"

</script:module>
</file>

<file path=Basic/Standard/ModuleBudget.xml><?xml version="1.0" encoding="utf-8"?>
<!DOCTYPE module  PUBLIC '-//OpenOffice.org//DTD OfficeDocument 1.0//EN'  'module.dtd'>
<script:module xmlns:script="http://openoffice.org/2000/script" script:name="ModuleBudget" script:language="StarBasic">Option Explicit

Public oDocument as Object, oSheets as Object
Public Const SBRENT = 1
Public Const SBOWN = 2

Public Const SBCARSAVINGS = 1
Public Const SBCARLOANS = 2
Public Const SBCARLEASING = 3
Public Const SBNOCAR = 4



' Read user data from application, insert into entry fields
Sub GetUserData()
Dim oSheet as Object
Dim sUserFirstName$, sUserLastName$, sUserAddress$, sAddresslist$(), sUserStreet$, sUserZIPCode$, sUserCity$
Dim oUserAccess as Object
	oSheet = GetSheet(0)
	oUserAccess = GetRegistryKeyContent("org.openoffice.UserProfile/Data")
	sUserFirstName = oUserAccess.GetByName("givenname")
	sUserLastName = oUserAccess.GetByName("sn")
	sUserStreet = oUserAccess.GetByName("street")
	sUserZipCode = oUserAccess.GetByName("postalcode")
	sUserCity = oUserAccess.GetByName("l")
	ChangeValueofRange(oSheet, "Name", sUserFirstName &amp; " " &amp; sUserLastName)
	ChangeValueofRange(oSheet, "Address1", sUserStreet)
	ChangeValueofRange(oSheet, "Address2", sUserZIPCode &amp; " " &amp; sUserCity)
End Sub


Function GetSheet(SheetIndex as Integer)	
	GlobalScope.BasicLibraries.LoadLibrary("Tools")
	oDocument = ThisComponent
	oSheets = oDocument.Sheets
	GetSheet = oSheets(SheetIndex)
End Function


Function GetReferenceValue(GroupName as String)
Dim oSheet, oGroupObject() as Object
	oSheet = GetSheet(0)
 	' Get selected button
 	oGroupObject() = GetControlGroupModel(oSheet, GroupName)	
	GetReferenceValue = GetRefValue(oGroupObject())
End Function


Function MakeRangeVisible(RangeName as String, bIsVisible, bDoUnprotect as Boolean) as Object
Dim oRange as Object
Dim oSheet as Object
Dim i as Integer
	oRange = oDocument.NamedRanges.GetByName(RangeName)

	oSheet = oSheets(oRange.GetReferencePosition.Sheet)
	If bDoUnprotect Then
		oSheet.Unprotect("")
	End If
	If Not bIsVisible Then
		ChangeValueofRange(oSheet, oRange.ReferredCells, "")
	End If
	For i = 0 To oRange.GetReferredCells.Rows().Count - 1
		oRange.GetReferredCells.Rows(i).IsVisible = bIsVisible
	Next i
	MakeRangeVisible = oSheet
End Function



' Called by clicking on option buttons in cell E23, first table
' Shows the rows with the costs for a rented home and hides the rows
' with the costs for an owned home or vice versa. Data in hidden rows
' will be deleted.
Sub Housing()
Dim iButton as Integer
Dim oSheet as Object

	iButton = GetReferenceValue("OptHousing")

	Select Case iButton
		Case SBRENT
			oSheet = MakeRangeVisible("OwnedHome", False, True)
			oSheet = MakeRangeVisible("RentedHome", True, False)
		CASE SBOWN
			oSheet = MakeRangeVisible("OwnedHome", True, True)
			oSheet = MakeRangeVisible("RentedHome", False, False)
		CASE ELSE
			Exit Sub
	End Select
	oSheet.protect("")
End Sub



' Called by clicking on option buttons in frame control "car".
' If "No car" is chosen then the entire table is hidden. If any
' other option is chosen then the one of the rows with the costs
' for leasing a car, buying a car on credit or savings for a new
' car will be shown, the other rows will be hidden. Data in hidden
' rows will be deleted.
Sub Car()
Dim iButton as Integer
Dim oSheet as Object

	iButton = GetReferenceValue("OptCar")
	Select Case iButton
		Case SBCARSAVINGS
			oSheet = MakeRangeVisible("CarLeasing", False, True)
			oSheet = MakeRangeVisible("CarLoans", False, False)
			oSheet = MakeRangeVisible("CarSavings", True, False)

		CASE SBCARLOANS
			oSheet = MakeRangeVisible("CarLeasing", False, True)
			oSheet = MakeRangeVisible("CarLoans", True, False)
			oSheet = MakeRangeVisible("CarSavings", False, False)

		CASE SBCARLEASING
			oSheet = MakeRangeVisible("CarLeasing", True, True)
			oSheet = MakeRangeVisible("CarLoans", False, False)
			oSheet = MakeRangeVisible("CarSavings", False, False)
		
		CASE SBNOCAR
			oSheet = MakeRangeVisible("CarLeasing", False, True)
			oSheet = MakeRangeVisible("CarLoans", False, False)
			oSheet = MakeRangeVisible("CarSavings", False, False)
			DeleteInputCells(oSheet, InputStyleName)			
		CASE Else
			Exit Sub	
	End Select
	oSheet.IsVisible = Not(iButton = SBNOCAR)
	oSheet.Prot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Budget"/>
  <library:element library:name="Languag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percentage-style style:name="N11">
      <number:number number:decimal-places="2" number:min-integer-digits="1"/>
      <number:text>%</number:text>
    </number:percentage-style>
    <style:style style:name="ch1" style:family="chart">
      <style:graphic-properties draw:stroke="none" svg:stroke-width="0cm" svg:stroke-color="#000000" draw:fill="solid" draw:fill-color="#e6e6ff" draw:fill-image-width="1cm" draw:fill-image-height="1cm"/>
    </style:style>
    <style:style style:name="ch2" style:family="chart">
      <style:graphic-properties draw:stroke="solid" svg:stroke-width="0cm" svg:stroke-color="#000000" draw:fill="none" draw:fill-color="#000000" draw:fill-image-width="0cm" draw:fill-image-height="0cm"/>
      <style:text-properties fo:color="#000000" fo:font-family="Albany" style:font-style-name="Standard" style:font-family-generic="swiss" style:font-pitch="variable" fo:font-size="6.19999980926514pt" style:font-family-asian="'Andale WT UI', 'MS Mincho', 'HG Mincho L', 'MS PGothic', 'Arial Unicode MS'" style:font-pitch-asian="variable" style:font-size-asian="5.5pt" style:font-family-complex="'Simplified Arabic', 'Andale WT UI', 'Arial Unicode MS'" style:font-pitch-complex="variable" style:font-size-complex="5.5pt"/>
    </style:style>
    <style:style style:name="ch3" style:family="chart">
      <style:chart-properties chart:japanese-candle-stick="false" chart:stock-with-volume="false" chart:three-dimensional="false" chart:deep="false" chart:lines="false" chart:percentage="tru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11">
      <style:chart-properties chart:display-label="true" chart:tick-marks-major-inner="false" chart:tick-marks-major-outer="true" chart:logarithmic="false" chart:text-overlap="false" text:line-break="false" chart:label-arrangement="side-by-side" chart:visible="true" style:rotation-angle="45" style:direction="ltr"/>
      <style:graphic-properties draw:stroke="solid" svg:stroke-width="0cm" svg:stroke-color="#000000"/>
      <style:text-properties fo:color="#000000" fo:font-family="Albany" style:font-style-name="Standard" style:font-family-generic="swiss" style:font-pitch="variable" fo:font-size="7.19999980926514pt" style:font-family-asian="'Andale Sans UI'" style:font-pitch-asian="variable" style:font-size-asian="5.59999990463257pt" style:font-family-complex="'Arial Unicode MS'" style:font-pitch-complex="variable" style:font-size-complex="5.59999990463257pt"/>
    </style:style>
    <style:style style:name="ch5" style:family="chart" style:data-style-name="N11">
      <style:chart-properties chart:display-label="true" chart:tick-marks-major-inner="false" chart:tick-marks-major-outer="true" chart:tick-marks-minor-inner="false" chart:tick-marks-minor-outer="false" chart:logarithmic="false" chart:origin="0" chart:gap-width="100" chart:overlap="0" chart:text-overlap="false" text:line-break="false" chart:label-arrangement="side-by-side" chart:visible="true" style:rotation-angle="0" style:direction="ltr"/>
      <style:graphic-properties draw:stroke="solid" svg:stroke-width="0cm" svg:stroke-color="#000000"/>
      <style:text-properties fo:color="#000000" fo:font-family="Albany" style:font-style-name="Standard" style:font-family-generic="swiss" style:font-pitch="variable" fo:font-size="7.19999980926514pt" style:font-family-asian="'Andale Sans UI'" style:font-pitch-asian="variable" style:font-size-asian="5.59999990463257pt" style:font-family-complex="'Arial Unicode MS'" style:font-pitch-complex="variable" style:font-size-complex="5.59999990463257pt"/>
    </style:style>
    <style:style style:name="ch6" style:family="chart">
      <style:graphic-properties draw:stroke="solid" svg:stroke-width="0cm" svg:stroke-color="#000000"/>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00cccc" draw:fill-image-width="1cm" draw:fill-image-height="1cm"/>
      <style:text-properties fo:color="#000000" fo:font-family="Arial" style:font-family-generic="swiss" style:font-pitch="variable" fo:font-size="10.3000001907349pt" style:font-family-asian="'Andale Sans UI'" style:font-pitch-asian="variable" style:font-size-asian="5.09999990463257pt" style:font-family-complex="'Arial Unicode MS'" style:font-pitch-complex="variable" style:font-size-complex="5.09999990463257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993366" draw:fill-image-width="1cm" draw:fill-image-height="1cm"/>
      <style:text-properties fo:color="#000000" fo:font-family="Arial" style:font-family-generic="swiss" style:font-pitch="variable" fo:font-size="10.3000001907349pt" style:font-family-asian="'Andale Sans UI'" style:font-pitch-asian="variable" style:font-size-asian="5.09999990463257pt" style:font-family-complex="'Arial Unicode MS'" style:font-pitch-complex="variable" style:font-size-complex="5.09999990463257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ffffcc" draw:fill-image-width="1cm" draw:fill-image-height="1cm"/>
      <style:text-properties fo:color="#000000" fo:font-family="Arial" style:font-family-generic="swiss" style:font-pitch="variable" fo:font-size="10.3000001907349pt" style:font-family-asian="'Andale Sans UI'" style:font-pitch-asian="variable" style:font-size-asian="5.09999990463257pt" style:font-family-complex="'Arial Unicode MS'" style:font-pitch-complex="variable" style:font-size-complex="5.09999990463257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ccffff" draw:fill-image-width="1cm" draw:fill-image-height="1cm"/>
      <style:text-properties fo:color="#000000" fo:font-family="Arial" style:font-family-generic="swiss" style:font-pitch="variable" fo:font-size="10.3000001907349pt" style:font-family-asian="'Andale Sans UI'" style:font-pitch-asian="variable" style:font-size-asian="5.09999990463257pt" style:font-family-complex="'Arial Unicode MS'" style:font-pitch-complex="variable" style:font-size-complex="5.09999990463257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660066" draw:fill-image-width="1cm" draw:fill-image-height="1cm"/>
      <style:text-properties fo:color="#000000" fo:font-family="Arial" style:font-family-generic="swiss" style:font-pitch="variable" fo:font-size="10.3000001907349pt" style:font-family-asian="'Andale Sans UI'" style:font-pitch-asian="variable" style:font-size-asian="5.09999990463257pt" style:font-family-complex="'Arial Unicode MS'" style:font-pitch-complex="variable" style:font-size-complex="5.09999990463257pt"/>
    </style:style>
    <style:style style:name="ch12"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ff8080" draw:fill-image-width="1cm" draw:fill-image-height="1cm"/>
      <style:text-properties fo:color="#000000" fo:font-family="Arial" style:font-family-generic="swiss" style:font-pitch="variable" fo:font-size="10.3000001907349pt" style:font-family-asian="'Andale Sans UI'" style:font-pitch-asian="variable" style:font-size-asian="5.09999990463257pt" style:font-family-complex="'Arial Unicode MS'" style:font-pitch-complex="variable" style:font-size-complex="5.09999990463257pt"/>
    </style:style>
    <style:style style:name="ch13"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0066cc" draw:fill-image-width="1cm" draw:fill-image-height="1cm"/>
      <style:text-properties fo:color="#000000" fo:font-family="Arial" style:font-family-generic="swiss" style:font-pitch="variable" fo:font-size="10.3000001907349pt" style:font-family-asian="'Andale Sans UI'" style:font-pitch-asian="variable" style:font-size-asian="5.09999990463257pt" style:font-family-complex="'Arial Unicode MS'" style:font-pitch-complex="variable" style:font-size-complex="5.09999990463257pt"/>
    </style:style>
    <style:style style:name="ch14"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ccccff" draw:fill-image-width="1cm" draw:fill-image-height="1cm"/>
      <style:text-properties fo:color="#000000" fo:font-family="Arial" style:font-family-generic="swiss" style:font-pitch="variable" fo:font-size="10.3000001907349pt" style:font-family-asian="'Andale Sans UI'" style:font-pitch-asian="variable" style:font-size-asian="5.09999990463257pt" style:font-family-complex="'Arial Unicode MS'" style:font-pitch-complex="variable" style:font-size-complex="5.09999990463257pt"/>
    </style:style>
    <style:style style:name="ch15"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000080" draw:fill-image-width="1cm" draw:fill-image-height="1cm"/>
      <style:text-properties fo:color="#000000" fo:font-family="Arial" style:font-family-generic="swiss" style:font-pitch="variable" fo:font-size="10.3000001907349pt" style:font-family-asian="'Andale Sans UI'" style:font-pitch-asian="variable" style:font-size-asian="5.09999990463257pt" style:font-family-complex="'Arial Unicode MS'" style:font-pitch-complex="variable" style:font-size-complex="5.09999990463257pt"/>
    </style:style>
    <style:style style:name="ch1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ff00ff" draw:fill-image-width="1cm" draw:fill-image-height="1cm"/>
      <style:text-properties fo:color="#000000" fo:font-family="Arial" style:font-family-generic="swiss" style:font-pitch="variable" fo:font-size="10.3000001907349pt" style:font-family-asian="'Andale Sans UI'" style:font-pitch-asian="variable" style:font-size-asian="5.09999990463257pt" style:font-family-complex="'Arial Unicode MS'" style:font-pitch-complex="variable" style:font-size-complex="5.09999990463257pt"/>
    </style:style>
    <style:style style:name="ch1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00ff00" draw:fill-image-width="1cm" draw:fill-image-height="1cm"/>
      <style:text-properties fo:color="#000000" fo:font-family="Arial" style:font-family-generic="swiss" style:font-pitch="variable" fo:font-size="10.3000001907349pt" style:font-family-asian="'Andale Sans UI'" style:font-pitch-asian="variable" style:font-size-asian="5.09999990463257pt" style:font-family-complex="'Arial Unicode MS'" style:font-pitch-complex="variable" style:font-size-complex="5.09999990463257pt"/>
    </style:style>
    <style:style style:name="ch1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ff0000" draw:fill-image-width="1cm" draw:fill-image-height="1cm"/>
      <style:text-properties fo:color="#000000" fo:font-family="Arial" style:font-family-generic="swiss" style:font-pitch="variable" fo:font-size="10.3000001907349pt" style:font-family-asian="'Andale Sans UI'" style:font-pitch-asian="variable" style:font-size-asian="5.09999990463257pt" style:font-family-complex="'Arial Unicode MS'" style:font-pitch-complex="variable" style:font-size-complex="5.09999990463257pt"/>
    </style:style>
    <style:style style:name="ch19" style:family="chart">
      <style:graphic-properties draw:stroke="none" svg:stroke-width="0cm" svg:stroke-color="#000000" draw:fill="none" draw:fill-color="#ffffff"/>
    </style:style>
    <style:style style:name="ch20" style:family="chart">
      <style:graphic-properties draw:stroke="none" draw:fill-color="#999999"/>
    </style:style>
  </office:automatic-styles>
  <office:body>
    <office:chart>
      <chart:chart svg:width="8.698cm" svg:height="8.895cm" chart:class="chart:bar" chart:style-name="ch1">
        <chart:legend chart:legend-position="end" svg:x="6.424cm" svg:y="1.872cm" chart:style-name="ch2"/>
        <chart:plot-area chart:style-name="ch3" table:cell-range-address="Overview.$H$11:.$J$24" chart:data-source-has-labels="both" chart:table-number-list="1" svg:x="0.062cm" svg:y="0.887cm" svg:width="5.711cm" svg:height="7.595cm">
          <chart:axis chart:dimension="x" chart:name="primary-x" chart:style-name="ch4">
            <chart:categories table:cell-range-address="local-table.A2:.A3"/>
          </chart:axis>
          <chart:axis chart:dimension="y" chart:name="primary-y" chart:style-name="ch5">
            <chart:grid chart:style-name="ch6" chart:class="major"/>
          </chart:axis>
          <chart:series chart:style-name="ch7">
            <chart:data-point chart:repeated="2"/>
          </chart:series>
          <chart:series chart:style-name="ch8">
            <chart:data-point chart:repeated="2"/>
          </chart:series>
          <chart:series chart:style-name="ch9">
            <chart:data-point chart:repeated="2"/>
          </chart:series>
          <chart:series chart:style-name="ch10">
            <chart:data-point chart:repeated="2"/>
          </chart:series>
          <chart:series chart:style-name="ch11">
            <chart:data-point chart:repeated="2"/>
          </chart:series>
          <chart:series chart:style-name="ch12">
            <chart:data-point chart:repeated="2"/>
          </chart:series>
          <chart:series chart:style-name="ch13">
            <chart:data-point chart:repeated="2"/>
          </chart:series>
          <chart:series chart:style-name="ch14">
            <chart:data-point chart:repeated="2"/>
          </chart:series>
          <chart:series chart:style-name="ch15">
            <chart:data-point chart:repeated="2"/>
          </chart:series>
          <chart:series chart:style-name="ch16">
            <chart:data-point chart:repeated="2"/>
          </chart:series>
          <chart:series chart:style-name="ch17">
            <chart:data-point chart:repeated="2"/>
          </chart:series>
          <chart:series chart:style-name="ch15">
            <chart:data-point chart:repeated="2"/>
          </chart:series>
          <chart:series chart:style-name="ch18">
            <chart:data-point chart:repeated="2"/>
          </chart:series>
          <chart:wall chart:style-name="ch19"/>
          <chart:floor chart:style-name="ch20"/>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Income</text:p>
              </table:table-cell>
              <table:table-cell office:value-type="string">
                <text:p>Expenses</text:p>
              </table:table-cell>
            </table:table-row>
          </table:table-header-rows>
          <table:table-rows>
            <table:table-row>
              <table:table-cell office:value-type="string">
                <text:p>Housing</text:p>
              </table:table-cell>
              <table:table-cell office:value-type="float" office:value="1.#NAN">
                <text:p>1.#NAN</text:p>
              </table:table-cell>
              <table:table-cell office:value-type="float" office:value="0">
                <text:p>0</text:p>
              </table:table-cell>
            </table:table-row>
            <table:table-row>
              <table:table-cell office:value-type="string">
                <text:p>Living</text:p>
              </table:table-cell>
              <table:table-cell office:value-type="float" office:value="1.#NAN">
                <text:p>1.#NAN</text:p>
              </table:table-cell>
              <table:table-cell office:value-type="float" office:value="0">
                <text:p>0</text:p>
              </table:table-cell>
            </table:table-row>
            <table:table-row>
              <table:table-cell office:value-type="string">
                <text:p>Bank</text:p>
              </table:table-cell>
              <table:table-cell office:value-type="float" office:value="1.#NAN">
                <text:p>1.#NAN</text:p>
              </table:table-cell>
              <table:table-cell office:value-type="float" office:value="0">
                <text:p>0</text:p>
              </table:table-cell>
            </table:table-row>
            <table:table-row>
              <table:table-cell office:value-type="string">
                <text:p>Insurance</text:p>
              </table:table-cell>
              <table:table-cell office:value-type="float" office:value="1.#NAN">
                <text:p>1.#NAN</text:p>
              </table:table-cell>
              <table:table-cell office:value-type="float" office:value="0">
                <text:p>0</text:p>
              </table:table-cell>
            </table:table-row>
            <table:table-row>
              <table:table-cell office:value-type="string">
                <text:p>Communication</text:p>
              </table:table-cell>
              <table:table-cell office:value-type="float" office:value="1.#NAN">
                <text:p>1.#NAN</text:p>
              </table:table-cell>
              <table:table-cell office:value-type="float" office:value="0">
                <text:p>0</text:p>
              </table:table-cell>
            </table:table-row>
            <table:table-row>
              <table:table-cell office:value-type="string">
                <text:p>Car Expenses</text:p>
              </table:table-cell>
              <table:table-cell office:value-type="float" office:value="1.#NAN">
                <text:p>1.#NAN</text:p>
              </table:table-cell>
              <table:table-cell office:value-type="float" office:value="0">
                <text:p>0</text:p>
              </table:table-cell>
            </table:table-row>
            <table:table-row>
              <table:table-cell office:value-type="string">
                <text:p>Acquisitions</text:p>
              </table:table-cell>
              <table:table-cell office:value-type="float" office:value="1.#NAN">
                <text:p>1.#NAN</text:p>
              </table:table-cell>
              <table:table-cell office:value-type="float" office:value="0">
                <text:p>0</text:p>
              </table:table-cell>
            </table:table-row>
            <table:table-row>
              <table:table-cell office:value-type="string">
                <text:p>Vacation</text:p>
              </table:table-cell>
              <table:table-cell office:value-type="float" office:value="1.#NAN">
                <text:p>1.#NAN</text:p>
              </table:table-cell>
              <table:table-cell office:value-type="float" office:value="0">
                <text:p>0</text:p>
              </table:table-cell>
            </table:table-row>
            <table:table-row>
              <table:table-cell office:value-type="string">
                <text:p>Leisure</text:p>
              </table:table-cell>
              <table:table-cell office:value-type="float" office:value="1.#NAN">
                <text:p>1.#NAN</text:p>
              </table:table-cell>
              <table:table-cell office:value-type="float" office:value="0">
                <text:p>0</text:p>
              </table:table-cell>
            </table:table-row>
            <table:table-row>
              <table:table-cell office:value-type="string">
                <text:p>Miscellaneous</text:p>
              </table:table-cell>
              <table:table-cell office:value-type="float" office:value="1.#NAN">
                <text:p>1.#NAN</text:p>
              </table:table-cell>
              <table:table-cell office:value-type="float" office:value="0">
                <text:p>0</text:p>
              </table:table-cell>
            </table:table-row>
            <table:table-row>
              <table:table-cell office:value-type="string">
                <text:p>Surplus</text:p>
              </table:table-cell>
              <table:table-cell office:value-type="float" office:value="1.#NAN">
                <text:p>1.#NAN</text:p>
              </table:table-cell>
              <table:table-cell office:value-type="float" office:value="0.00001">
                <text:p>0.00001</text:p>
              </table:table-cell>
            </table:table-row>
            <table:table-row>
              <table:table-cell office:value-type="string">
                <text:p>Total Income</text:p>
              </table:table-cell>
              <table:table-cell office:value-type="float" office:value="0.00001">
                <text:p>0.00001</text:p>
              </table:table-cell>
              <table:table-cell office:value-type="float" office:value="1.#NAN">
                <text:p>1.#NAN</text:p>
              </table:table-cell>
            </table:table-row>
            <table:table-row>
              <table:table-cell office:value-type="string">
                <text:p>Deficit</text:p>
              </table:table-cell>
              <table:table-cell office:value-type="float" office:value="0">
                <text:p>0</text:p>
              </table:table-cell>
              <table:table-cell office:value-type="float" office:value="1.#NAN">
                <text:p>1.#NAN</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number="urn:oasis:names:tc:opendocument:xmlns:datastyle:1.0" xmlns:svg="http://www.w3.org/2000/svg"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